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o Sangam MN" svg:font-family="'Lao Sangam MN'" style:font-pitch="variable"/>
    <style:font-face style:name="Lao Sangam MN1" svg:font-family="'Lao Sangam MN'" style:font-adornments="Regular" style:font-pitch="variable"/>
    <style:font-face style:name="Liberation Sans2" svg:font-family="'Liberation Sans'"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1cm" draw:marker-start-width="0.276cm" draw:marker-end-width="0.276cm" draw:fill="solid" draw:fill-color="#e6e6e6"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1cm" draw:marker-start-width="0.276cm" draw:marker-end-width="0.276cm" draw:fill="solid" draw:fill-color="#99ccff" draw:textarea-horizontal-align="justify" draw:textarea-vertical-align="middle" draw:auto-grow-height="false" fo:padding-top="0.15cm" fo:padding-bottom="0.15cm" fo:padding-left="0.275cm" fo:padding-right="0.275cm"/>
    </style:style>
    <style:style style:name="gr3" style:family="graphic" style:parent-style-name="objectwithoutfill" style:list-style-name="L1">
      <style:graphic-properties draw:stroke-dash="Dashed_20__28_var_29__20_2" svg:stroke-width="0.1cm" svg:stroke-color="#000000" draw:marker-start-width="0.349cm" draw:marker-start-center="false" draw:marker-end="Arrow" draw:marker-end-width="0.349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min-height="0cm" fo:min-width="0cm" fo:padding-top="0.174cm" fo:padding-bottom="0.174cm" fo:padding-left="0.299cm" fo:padding-right="0.29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objectwithoutfill" style:list-style-name="L1">
      <style:graphic-properties draw:stroke-dash="Dashed_20__28_var_29__20_2" svg:stroke-width="0.1cm" svg:stroke-color="#000000" draw:marker-start-width="0.349cm" draw:marker-start-center="false" draw:marker-end="Arrow" draw:marker-end-width="0.349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min-height="0cm" fo:min-width="0cm" fo:padding-top="0.174cm" fo:padding-bottom="0.174cm" fo:padding-left="0.299cm" fo:padding-right="0.29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none" draw:stroke-dash="Dashed_20__28_var_29__20_2" svg:stroke-width="0.051cm" svg:stroke-color="#000000" draw:marker-start-width="0.276cm" draw:marker-start-center="false" draw:marker-end-width="0.276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675cm" fo:min-width="1.975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graphic-properties svg:stroke-width="0.051cm" draw:marker-start-width="0.276cm" draw:marker-end-width="0.276cm" draw:fill="solid" draw:fill-color="#e6e6ff"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3.791cm"/>
    </style:style>
    <style:style style:name="gr8" style:family="graphic" style:parent-style-name="objectwithoutfill">
      <style:graphic-properties svg:stroke-width="0.1cm" draw:marker-start-width="0.349cm" draw:marker-end="Arrow" draw:marker-end-width="0.449cm" draw:fill="none" draw:textarea-vertical-align="middle" fo:padding-top="0.174cm" fo:padding-bottom="0.174cm" fo:padding-left="0.299cm" fo:padding-right="0.299cm"/>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1.822cm"/>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1.793cm"/>
    </style:style>
    <style:style style:name="gr11"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1.89cm"/>
    </style:style>
    <style:style style:name="gr1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1.92cm"/>
    </style:style>
    <style:style style:name="gr14" style:family="graphic" style:parent-style-name="standard">
      <style:graphic-properties svg:stroke-width="0.051cm" draw:marker-start-width="0.276cm" draw:marker-end-width="0.276cm" draw:fill="solid" draw:fill-color="#99ccff" draw:textarea-horizontal-align="justify" draw:textarea-vertical-align="middle" draw:auto-grow-height="false" fo:min-height="0cm" fo:min-width="0cm" fo:padding-top="0.15cm" fo:padding-bottom="0.15cm" fo:padding-left="0.275cm" fo:padding-right="0.275cm" fo:wrap-option="no-wrap"/>
    </style:style>
    <style:style style:name="gr1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4.197cm"/>
    </style:style>
    <style:style style:name="gr1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33cm" fo:min-width="3.262cm"/>
    </style:style>
    <style:style style:name="gr17" style:family="graphic" style:parent-style-name="objectwithoutfill">
      <style:graphic-properties draw:stroke="dash" draw:stroke-dash="Line_20_Style_20_9" svg:stroke-width="0.051cm" draw:marker-start-width="0.276cm" draw:marker-end="Arrow" draw:marker-end-width="0.376cm" draw:fill="none" draw:textarea-vertical-align="middle" fo:padding-top="0.15cm" fo:padding-bottom="0.15cm" fo:padding-left="0.275cm" fo:padding-right="0.275cm"/>
    </style:style>
    <style:style style:name="gr1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66cm" fo:min-width="5.239cm"/>
    </style:style>
    <style:style style:name="gr19" style:family="graphic" style:parent-style-name="standard">
      <style:graphic-properties draw:stroke="dash" draw:stroke-dash="Fine_20_Dashed" svg:stroke-width="0.051cm" svg:stroke-color="#999999" draw:marker-start-width="0.276cm" draw:marker-end-width="0.276cm" draw:fill="none" draw:fill-color="#7e0021" draw:textarea-horizontal-align="justify" draw:textarea-vertical-align="middle" draw:auto-grow-height="false" fo:padding-top="0.15cm" fo:padding-bottom="0.15cm" fo:padding-left="0.275cm" fo:padding-right="0.275cm" draw:shadow="hidden"/>
    </style:style>
    <style:style style:name="gr20" style:family="graphic" style:parent-style-name="standard">
      <style:graphic-properties svg:stroke-width="0.05cm" svg:stroke-color="#000000" draw:marker-start-width="0.275cm" draw:marker-end-width="0.275cm" draw:textarea-vertical-align="middle" fo:padding-top="0.15cm" fo:padding-bottom="0.15cm" fo:padding-left="0.275cm" fo:padding-right="0.275cm"/>
    </style:style>
    <style:style style:name="gr2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2.186cm"/>
    </style:style>
    <style:style style:name="gr2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3.732cm"/>
    </style:style>
    <style:style style:name="gr2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271cm" fo:min-width="3.232cm"/>
    </style:style>
    <style:style style:name="gr24" style:family="graphic" style:parent-style-name="objectwithoutfill">
      <style:graphic-properties draw:stroke="dash" draw:stroke-dash="Line_20_Style_20_9" svg:stroke-width="0.05cm" draw:marker-start-width="0.275cm" draw:marker-end-width="0.275cm" draw:fill="none" draw:textarea-vertical-align="middle" fo:padding-top="0.15cm" fo:padding-bottom="0.15cm" fo:padding-left="0.275cm" fo:padding-right="0.275cm"/>
    </style:style>
    <style:style style:name="gr25" style:family="graphic" style:parent-style-name="objectwithoutfill">
      <style:graphic-properties draw:stroke="solid" draw:stroke-dash="Line_20_Style_20_9" svg:stroke-width="0.1cm" draw:marker-start-width="0.35cm" draw:marker-end-width="0.35cm" draw:fill="none" draw:textarea-vertical-align="middle" fo:padding-top="0.175cm" fo:padding-bottom="0.175cm" fo:padding-left="0.3cm" fo:padding-right="0.3cm"/>
    </style:style>
    <style:style style:name="gr2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137cm"/>
    </style:style>
    <style:style style:name="gr2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66cm" fo:min-width="5.552cm"/>
    </style:style>
    <style:style style:name="gr2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2.356cm"/>
    </style:style>
    <style:style style:name="gr29" style:family="graphic" style:parent-style-name="objectwithoutfill" style:list-style-name="L1">
      <style:graphic-properties draw:stroke-dash="Dashed_20__28_var_29__20_2" svg:stroke-width="0.1cm" svg:stroke-color="#000000" draw:marker-start-width="0.349cm" draw:marker-start-center="false" draw:marker-end="Arrow" draw:marker-end-width="0.349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min-height="0cm" fo:min-width="0cm" fo:padding-top="0.174cm" fo:padding-bottom="0.174cm" fo:padding-left="0.299cm" fo:padding-right="0.29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objectwithoutfill" style:list-style-name="L1">
      <style:graphic-properties draw:stroke-dash="Dashed_20__28_var_29__20_2" svg:stroke-width="0.1cm" svg:stroke-color="#000000" draw:marker-start-width="0.349cm" draw:marker-start-center="false" draw:marker-end="Arrow" draw:marker-end-width="0.349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min-height="0cm" fo:min-width="0cm" fo:padding-top="0.174cm" fo:padding-bottom="0.174cm" fo:padding-left="0.299cm" fo:padding-right="0.29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none" draw:stroke-dash="Dashed_20__28_var_29__20_2" svg:stroke-width="0.051cm" svg:stroke-color="#000000" draw:marker-start-width="0.276cm" draw:marker-start-center="false" draw:marker-end-width="0.276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675cm" fo:min-width="2.131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5.239cm"/>
    </style:style>
    <style:style style:name="gr3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6.208cm"/>
    </style:style>
    <style:style style:name="gr3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false" fo:min-height="1.423cm" fo:min-width="0cm"/>
    </style:style>
    <style:style style:name="gr3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0.815cm"/>
    </style:style>
    <style:style style:name="gr3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271cm" fo:min-width="2.627cm"/>
    </style:style>
    <style:style style:name="gr37" style:family="graphic" style:parent-style-name="standard">
      <style:graphic-properties draw:stroke="none" svg:stroke-width="0.051cm" svg:stroke-color="#000000" draw:marker-start-width="0.276cm" draw:marker-end-width="0.276cm" draw:fill="none" draw:fill-color="#ffffff" fo:min-height="1.423cm"/>
    </style:style>
    <style:style style:name="gr3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767cm"/>
    </style:style>
    <style:style style:name="gr3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094cm"/>
    </style:style>
    <style:style style:name="gr4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9.095cm"/>
    </style:style>
    <style:style style:name="gr41"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draw:shadow-offset-x="0.203cm" draw:shadow-offset-y="0.203cm"/>
    </style:style>
    <style:style style:name="gr4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7cm" fo:min-width="0.921cm"/>
    </style:style>
    <style:style style:name="gr4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0.921cm"/>
    </style:style>
    <style:style style:name="gr4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0.722cm"/>
    </style:style>
    <style:style style:name="gr4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44cm" fo:min-width="0.722cm"/>
    </style:style>
    <style:style style:name="gr4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9.51cm"/>
    </style:style>
    <style:style style:name="gr4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0.883cm"/>
    </style:style>
    <style:style style:name="gr4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0.629cm"/>
    </style:style>
    <style:style style:name="gr4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9.552cm"/>
    </style:style>
    <style:style style:name="gr5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4.703cm" fo:min-width="9.095cm"/>
    </style:style>
    <style:style style:name="gr51" style:family="graphic" style:parent-style-name="standard">
      <style:graphic-properties draw:fill="hatch" draw:fill-hatch-name="Black_20_90_20_Degrees" draw:textarea-horizontal-align="justify" draw:textarea-vertical-align="middle" draw:auto-grow-height="false"/>
    </style:style>
    <style:style style:name="gr52" style:family="graphic" style:parent-style-name="objectwithoutfill">
      <style:graphic-properties svg:stroke-width="0.053cm" svg:stroke-color="#008000" draw:marker-start-width="0.279cm" draw:marker-end="Arrow" draw:marker-end-width="0.379cm" draw:fill="none" draw:textarea-vertical-align="middle" fo:padding-top="0.026cm" fo:padding-bottom="0.026cm" fo:padding-left="0.026cm" fo:padding-right="0.026cm"/>
    </style:style>
    <style:style style:name="gr53" style:family="graphic" style:parent-style-name="objectwithoutfill">
      <style:graphic-properties svg:stroke-width="0.053cm" svg:stroke-color="#ff0000" draw:marker-start-width="0.279cm" draw:marker-end="Arrow" draw:marker-end-width="0.379cm" draw:fill="none" draw:textarea-vertical-align="middle" fo:padding-top="0.026cm" fo:padding-bottom="0.026cm" fo:padding-left="0.026cm" fo:padding-right="0.026cm"/>
    </style:style>
    <style:style style:name="gr54" style:family="graphic" style:parent-style-name="standard">
      <style:graphic-properties draw:stroke="none" draw:fill="none" fo:min-height="0.713cm"/>
    </style:style>
    <style:style style:name="gr55" style:family="graphic" style:parent-style-name="objectwithoutfill">
      <style:graphic-properties svg:stroke-width="0.081cm" svg:stroke-color="#99ccff" draw:marker-start-width="0.321cm" draw:marker-end-width="0.321cm" draw:fill="none" draw:textarea-vertical-align="middle" fo:padding-top="0.04cm" fo:padding-bottom="0.04cm" fo:padding-left="0.04cm" fo:padding-right="0.04cm"/>
    </style:style>
    <style:style style:name="gr56" style:family="graphic" style:parent-style-name="objectwithoutfill">
      <style:graphic-properties svg:stroke-width="0.081cm" svg:stroke-color="#0047ff" draw:marker-start-width="0.321cm" draw:marker-end-width="0.321cm" draw:fill="none" draw:textarea-vertical-align="middle" fo:padding-top="0.04cm" fo:padding-bottom="0.04cm" fo:padding-left="0.04cm" fo:padding-right="0.04cm"/>
    </style:style>
    <style:style style:name="gr57" style:family="graphic" style:parent-style-name="objectwithoutfill">
      <style:graphic-properties svg:stroke-width="0.106cm" svg:stroke-color="#6b4794" draw:marker-start-width="0.358cm" draw:marker-end-width="0.358cm" draw:fill="none" draw:textarea-vertical-align="middle" fo:padding-top="0.052cm" fo:padding-bottom="0.052cm" fo:padding-left="0.052cm" fo:padding-right="0.052cm"/>
    </style:style>
    <style:style style:name="gr58" style:family="graphic" style:parent-style-name="standard">
      <style:graphic-properties svg:stroke-color="#6b2394" draw:fill-color="#9966cc" draw:textarea-horizontal-align="justify" draw:textarea-vertical-align="middle" draw:auto-grow-height="false"/>
    </style:style>
    <style:style style:name="gr59" style:family="graphic" style:parent-style-name="objectwithoutfill">
      <style:graphic-properties draw:stroke="dash" draw:stroke-dash="Dashed_20__28_var_29_" draw:marker-end="Arrow" draw:marker-end-width="0.3cm" draw:fill="none" draw:textarea-vertical-align="middle"/>
    </style:style>
    <style:style style:name="gr60" style:family="graphic" style:parent-style-name="objectwithoutfill">
      <style:graphic-properties draw:fill="none" draw:textarea-vertical-align="middle"/>
    </style:style>
    <style:style style:name="gr61" style:family="graphic" style:parent-style-name="standard">
      <style:graphic-properties draw:stroke="none" svg:stroke-color="#000000" draw:fill="none" draw:fill-color="#ffffff" fo:min-height="0.508cm"/>
    </style:style>
    <style:style style:name="gr62" style:family="graphic" style:parent-style-name="standard">
      <style:graphic-properties draw:stroke="dash" draw:stroke-dash="Fine_20_Dashed" svg:stroke-color="#000000" draw:marker-start="Arrow" draw:marker-start-width="0.3cm" draw:marker-end="Circle" draw:marker-end-width="0.3cm" draw:textarea-vertical-align="middle"/>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6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6pt" style:language-asian="zh" style:country-asian="CN" style:font-style-asian="normal" style:font-weight-asian="normal" style:font-name-complex="FreeSan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text-properties fo:font-size="18pt"/>
    </style:style>
    <style:style style:name="P7" style:family="paragraph">
      <style:paragraph-properties fo:text-align="center"/>
      <style:text-properties fo:font-size="12pt" style:font-size-asian="12pt" style:font-size-complex="12pt"/>
    </style:style>
    <style:style style:name="P8" style:family="paragraph">
      <style:paragraph-properties fo:text-align="center"/>
      <style:text-properties fo:font-size="16pt" style:font-size-asian="16pt" style:font-size-complex="16pt"/>
    </style:style>
    <style:style style:name="P9" style:family="paragraph">
      <style:text-properties fo:font-size="16pt" style:font-size-asian="16pt" style:font-size-complex="16pt"/>
    </style:style>
    <style:style style:name="P10" style:family="paragraph">
      <style:paragraph-properties fo:text-align="center"/>
      <style:text-properties fo:font-size="12pt" style:font-size-asian="18pt" style:font-size-complex="18pt"/>
    </style:style>
    <style:style style:name="P11" style:family="paragraph">
      <style:text-properties fo:font-size="16pt" fo:font-weight="bold" style:font-size-asian="16pt" style:font-size-complex="16pt"/>
    </style:style>
    <style:style style:name="P12" style:family="paragraph">
      <style:text-properties fo:font-size="18pt" fo:font-weight="bold" style:font-weight-asian="bold" style:font-weight-complex="bold"/>
    </style:style>
    <style:style style:name="P13" style:family="paragraph">
      <style:paragraph-properties fo:text-align="center"/>
      <style:text-properties fo:font-size="16pt" style:font-size-asian="12pt" style:font-size-complex="12pt"/>
    </style:style>
    <style:style style:name="P14" style:family="paragraph">
      <style:paragraph-properties fo:text-align="start"/>
    </style:style>
    <style:style style:name="P15" style:family="paragraph">
      <style:paragraph-properties fo:text-align="start"/>
      <style:text-properties fo:font-size="16pt" style:font-size-asian="12pt" style:font-size-complex="12pt"/>
    </style:style>
    <style:style style:name="P16" style:family="paragraph">
      <style:paragraph-properties fo:text-align="center"/>
      <style:text-properties fo:font-size="15pt" style:font-size-asian="12pt" style:font-size-complex="12pt"/>
    </style:style>
    <style:style style:name="P17" style:family="paragraph">
      <style:text-properties fo:font-size="16pt" style:font-size-asian="12pt" style:font-size-complex="12pt"/>
    </style:style>
    <style:style style:name="P18" style:family="paragraph">
      <style:text-properties fo:font-size="18pt" style:font-size-asian="18pt" style:font-size-complex="18pt"/>
    </style:style>
    <style:style style:name="P19" style:family="paragraph">
      <style:paragraph-properties fo:text-align="center"/>
      <style:text-properties fo:font-size="16pt"/>
    </style:style>
    <style:style style:name="P20" style:family="paragraph">
      <style:paragraph-properties fo:text-align="center"/>
      <style:text-properties style:font-name="Lao Sangam MN1" fo:font-size="15pt" style:font-size-asian="12pt" style:font-size-complex="12pt"/>
    </style:style>
    <style:style style:name="P21" style:family="paragraph">
      <style:paragraph-properties fo:text-align="center"/>
      <style:text-properties fo:font-size="16pt" style:font-size-asian="18pt" style:font-size-complex="18pt"/>
    </style:style>
    <style:style style:name="P22" style:family="paragraph">
      <style:text-properties fo:font-size="12pt" style:font-size-asian="12pt" style:font-size-complex="12pt"/>
    </style:style>
    <style:style style:name="P23" style:family="paragraph">
      <style:text-properties fo:font-size="14pt" style:font-size-asian="14pt" style:font-size-complex="14pt"/>
    </style:style>
    <style:style style:name="P24" style:family="paragraph">
      <style:text-properties fo:font-size="14pt" fo:font-weight="normal" style:font-size-asian="14pt" style:font-size-complex="14pt"/>
    </style:style>
    <style:style style:name="T1" style:family="text">
      <style:text-properties fo:font-size="18pt"/>
    </style:style>
    <style:style style:name="T2" style:family="text">
      <style:text-properties style:use-window-font-color="true" style:text-outline="false" style:text-line-through-style="none" style:text-line-through-type="none" style:text-position="0% 100%" style:font-name="Liberation Sans" fo:font-size="16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6pt" style:language-asian="zh" style:country-asian="CN" style:font-style-asian="normal" style:font-weight-asian="normal" style:font-name-complex="FreeSan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font-name="Liberation Sans1" fo:font-size="16pt" style:font-size-asian="16pt" style:font-size-complex="16pt"/>
    </style:style>
    <style:style style:name="T4" style:family="text">
      <style:text-properties fo:font-size="16pt" style:font-size-asian="16pt" style:font-size-complex="16pt"/>
    </style:style>
    <style:style style:name="T5" style:family="text">
      <style:text-properties fo:font-size="16pt" fo:font-weight="bold" style:font-size-asian="16pt" style:font-size-complex="16pt"/>
    </style:style>
    <style:style style:name="T6" style:family="text">
      <style:text-properties fo:font-size="18pt"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ize="16pt" style:font-size-asian="12pt" style:font-size-complex="12pt"/>
    </style:style>
    <style:style style:name="T9" style:family="text">
      <style:text-properties fo:font-size="13pt" style:font-size-asian="13pt" style:font-size-complex="13pt"/>
    </style:style>
    <style:style style:name="T10" style:family="text">
      <style:text-properties fo:font-size="14pt" style:font-size-asian="14pt" style:font-size-complex="14pt"/>
    </style:style>
    <style:style style:name="T11" style:family="text">
      <style:text-properties fo:font-size="15pt" style:font-size-asian="12pt" style:font-size-complex="12pt"/>
    </style:style>
    <style:style style:name="T12" style:family="text">
      <style:text-properties fo:font-size="18pt" style:font-size-asian="18pt" style:font-size-complex="18pt"/>
    </style:style>
    <style:style style:name="T13" style:family="text">
      <style:text-properties style:font-name="Lao Sangam MN1" fo:font-size="15pt" style:font-size-asian="12pt" style:font-size-complex="12pt"/>
    </style:style>
    <style:style style:name="T14" style:family="text">
      <style:text-properties fo:font-size="16pt" fo:font-weight="bold" style:font-size-asian="16pt" style:font-weight-asian="bold" style:font-size-complex="16pt" style:font-weight-complex="bold"/>
    </style:style>
    <style:style style:name="T15" style:family="text">
      <style:text-properties fo:color="#ff0000" fo:font-size="16pt" style:font-size-asian="16pt" style:font-size-complex="16pt"/>
    </style:style>
    <style:style style:name="T16" style:family="text">
      <style:text-properties fo:color="#008000" fo:font-size="16pt" style:font-size-asian="16pt" style:font-size-complex="16pt"/>
    </style:style>
    <style:style style:name="T17" style:family="text">
      <style:text-properties fo:color="#0047ff" fo:font-size="18pt" style:font-size-asian="18pt" style:font-size-complex="18pt"/>
    </style:style>
    <style:style style:name="T18" style:family="text">
      <style:text-properties fo:color="#99ccff" fo:font-size="18pt" style:font-size-asian="18pt" style:font-size-complex="18pt"/>
    </style:style>
    <style:style style:name="T19" style:family="text">
      <style:text-properties fo:color="#008000" fo:font-size="18pt" style:font-size-asian="18pt" style:font-size-complex="18pt"/>
    </style:style>
    <style:style style:name="T20" style:family="text">
      <style:text-properties fo:font-size="18pt" fo:font-weight="bold" style:font-size-asian="18pt" style:font-weight-asian="bold" style:font-size-complex="18pt" style:font-weight-complex="bold"/>
    </style:style>
    <style:style style:name="T21" style:family="text">
      <style:text-properties fo:color="#ff0000" fo:font-size="18pt" style:font-size-asian="18pt" style:font-size-complex="18pt"/>
    </style:style>
    <style:style style:name="T2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288cm" svg:height="16.891cm" svg:x="7.812cm" svg:y="2.316cm">
          <text:p/>
          <draw:enhanced-geometry svg:viewBox="0 0 21600 21600" draw:type="rectangle" draw:enhanced-path="M 0 0 L 21600 0 21600 21600 0 21600 0 0 Z N"/>
        </draw:custom-shape>
        <draw:custom-shape draw:style-name="gr2" draw:text-style-name="P2" xml:id="id4" draw:id="id4" draw:layer="layout" svg:width="3.683cm" svg:height="5.08cm" svg:x="22.336cm" svg:y="6.126cm">
          <draw:glue-point draw:id="4" svg:x="-4.998cm" svg:y="-4.5cm"/>
          <draw:glue-point draw:id="5" svg:x="-4.998cm" svg:y="-2.25cm"/>
          <draw:glue-point draw:id="6" svg:x="-4.998cm" svg:y="1.25cm"/>
          <draw:glue-point draw:id="7" svg:x="-4.998cm" svg:y="3.25cm"/>
          <text:p text:style-name="P1"><text:span text:style-name="T1">Xilinx</text:span></text:p>
          <text:p text:style-name="P1"><text:span text:style-name="T1">PCIe</text:span></text:p>
          <text:p text:style-name="P1"><text:span text:style-name="T1">Core</text:span></text:p>
          <draw:enhanced-geometry svg:viewBox="0 0 21600 21600" draw:type="rectangle" draw:enhanced-path="M 0 0 L 21600 0 21600 21600 0 21600 0 0 Z N"/>
        </draw:custom-shape>
        <draw:line draw:style-name="gr3" draw:text-style-name="P3" draw:layer="layout" svg:x1="26.027cm" svg:y1="8.466cm" svg:x2="27.932cm" svg:y2="8.466cm">
          <text:p/>
        </draw:line>
        <draw:line draw:style-name="gr4" draw:text-style-name="P3" draw:layer="layout" svg:x1="27.924cm" svg:y1="9.174cm" svg:x2="26.019cm" svg:y2="9.174cm">
          <text:p/>
        </draw:line>
        <draw:frame draw:style-name="gr5" draw:text-style-name="P5" draw:layer="layout" svg:width="2.475cm" svg:height="1.925cm" svg:x="26.019cm" svg:y="9.408cm">
          <draw:text-box>
            <text:p text:style-name="P4"><text:span text:style-name="T2">PCIe</text:span></text:p>
            <text:p text:style-name="P4"><text:span text:style-name="T2">Gen3x8</text:span></text:p>
          </draw:text-box>
        </draw:frame>
        <draw:custom-shape draw:style-name="gr1" draw:text-style-name="P1" draw:layer="layout" svg:width="11.303cm" svg:height="15.748cm" svg:x="8.493cm" svg:y="3.205cm">
          <text:p/>
          <draw:enhanced-geometry svg:viewBox="0 0 21600 21600" draw:type="rectangle" draw:enhanced-path="M 0 0 L 21600 0 21600 21600 0 21600 0 0 Z N"/>
        </draw:custom-shape>
        <draw:custom-shape draw:style-name="gr6" draw:text-style-name="P1" draw:layer="layout" svg:width="9.017cm" svg:height="5.08cm" svg:x="8.755cm" svg:y="11.079cm">
          <text:p/>
          <draw:enhanced-geometry svg:viewBox="0 0 21600 21600" draw:type="rectangle" draw:enhanced-path="M 0 0 L 21600 0 21600 21600 0 21600 0 0 Z N"/>
        </draw:custom-shape>
        <draw:frame draw:style-name="gr7" draw:text-style-name="P6" draw:layer="layout" svg:width="4.291cm" svg:height="0.962cm" svg:x="8.755cm" svg:y="3.359cm">
          <draw:text-box>
            <text:p><text:span text:style-name="T1">Wupper_core</text:span></text:p>
          </draw:text-box>
        </draw:frame>
        <draw:custom-shape draw:style-name="gr2" draw:text-style-name="P7" xml:id="id8" draw:id="id8" draw:layer="layout" svg:width="2.54cm" svg:height="1.778cm" svg:x="5.013cm" svg:y="5.491cm">
          <text:p text:style-name="P1"><text:span text:style-name="T3">ToHost</text:span></text:p>
          <text:p text:style-name="P1"><text:span text:style-name="T3">FIFO</text:span></text:p>
          <draw:enhanced-geometry svg:viewBox="0 0 21600 21600" draw:type="rectangle" draw:enhanced-path="M 0 0 L 21600 0 21600 21600 0 21600 0 0 Z N"/>
        </draw:custom-shape>
        <draw:custom-shape draw:style-name="gr2" draw:text-style-name="P7" xml:id="id1" draw:id="id1" draw:layer="layout" svg:width="2.54cm" svg:height="1.778cm" svg:x="5.013cm" svg:y="8.031cm">
          <text:p text:style-name="P1"><text:span text:style-name="T4">FromHost</text:span></text:p>
          <text:p text:style-name="P1"><text:span text:style-name="T4">FIFO</text:span></text:p>
          <draw:enhanced-geometry svg:viewBox="0 0 21600 21600" draw:type="rectangle" draw:enhanced-path="M 0 0 L 21600 0 21600 21600 0 21600 0 0 Z N"/>
        </draw:custom-shape>
        <draw:connector draw:style-name="gr8" draw:text-style-name="P1" draw:layer="layout" svg:x1="5.013cm" svg:y1="8.92cm" svg:x2="3.985cm" svg:y2="8.92cm" draw:start-shape="id1" draw:start-glue-point="3" draw:end-shape="id2" draw:end-glue-point="1" svg:d="M5013 8920h-1028" svg:viewBox="0 0 1029 1">
          <text:p/>
        </draw:connector>
        <draw:custom-shape draw:style-name="gr6" draw:text-style-name="P1" draw:layer="layout" svg:width="8.509cm" svg:height="6.35cm" svg:x="8.755cm" svg:y="4.475cm">
          <text:p/>
          <draw:enhanced-geometry svg:viewBox="0 0 21600 21600" draw:type="rectangle" draw:enhanced-path="M 0 0 L 21600 0 21600 21600 0 21600 0 0 Z N"/>
        </draw:custom-shape>
        <draw:custom-shape draw:style-name="gr2" draw:text-style-name="P7" xml:id="id5" draw:id="id5" draw:layer="layout" svg:width="2.786cm" svg:height="1.778cm" svg:x="9.09cm" svg:y="5.491cm">
          <text:p text:style-name="P1">ToHost</text:p>
          <text:p text:style-name="P1">FIFO ctl</text:p>
          <draw:enhanced-geometry svg:viewBox="0 0 21600 21600" draw:type="rectangle" draw:enhanced-path="M 0 0 L 21600 0 21600 21600 0 21600 0 0 Z N"/>
        </draw:custom-shape>
        <draw:custom-shape draw:style-name="gr2" draw:text-style-name="P8" xml:id="id7" draw:id="id7" draw:layer="layout" svg:width="2.786cm" svg:height="1.778cm" svg:x="9.09cm" svg:y="8.031cm">
          <text:p text:style-name="P1"><text:span text:style-name="T4">FromHost </text:span></text:p>
          <text:p text:style-name="P1"><text:span text:style-name="T4">FIFO ctl</text:span></text:p>
          <draw:enhanced-geometry svg:viewBox="0 0 21600 21600" draw:mirror-horizontal="false" draw:mirror-vertical="false" draw:type="rectangle" draw:enhanced-path="M 0 0 L 21600 0 21600 21600 0 21600 0 0 Z N"/>
        </draw:custom-shape>
        <draw:custom-shape draw:style-name="gr2" draw:text-style-name="P8" xml:id="id3" draw:id="id3" draw:layer="layout" svg:width="3.302cm" svg:height="2.032cm" svg:x="13.635cm" svg:y="5.364cm">
          <draw:glue-point draw:id="4" svg:x="-5cm" svg:y="2.5cm"/>
          <draw:glue-point draw:id="5" svg:x="-5cm" svg:y="4.375cm"/>
          <text:p text:style-name="P1"><text:span text:style-name="T4">Add</text:span></text:p>
          <text:p text:style-name="P1"><text:span text:style-name="T4">Read/Write </text:span></text:p>
          <text:p text:style-name="P1"><text:span text:style-name="T4">header</text:span></text:p>
          <draw:enhanced-geometry svg:viewBox="0 0 21600 21600" draw:type="rectangle" draw:enhanced-path="M 0 0 L 21600 0 21600 21600 0 21600 0 0 Z N"/>
        </draw:custom-shape>
        <draw:connector draw:style-name="gr8" draw:text-style-name="P1" draw:layer="layout" svg:x1="16.937cm" svg:y1="6.38cm" svg:x2="22.337cm" svg:y2="6.38cm" draw:start-shape="id3" draw:start-glue-point="1" draw:end-shape="id4" draw:end-glue-point="4" svg:d="M16937 6380h5400" svg:viewBox="0 0 5401 1">
          <text:p/>
        </draw:connector>
        <draw:custom-shape draw:style-name="gr2" draw:text-style-name="P8" xml:id="id6" draw:id="id6" draw:layer="layout" svg:width="3.302cm" svg:height="2.032cm" svg:x="13.635cm" svg:y="7.904cm">
          <draw:glue-point draw:id="4" svg:x="-5cm" svg:y="3.669cm"/>
          <text:p text:style-name="P1"><text:span text:style-name="T4">Strip </text:span></text:p>
          <text:p text:style-name="P1"><text:span text:style-name="T4">header</text:span></text:p>
          <draw:enhanced-geometry svg:viewBox="0 0 21600 21600" draw:type="rectangle" draw:enhanced-path="M 0 0 L 21600 0 21600 21600 0 21600 0 0 Z N"/>
        </draw:custom-shape>
        <draw:connector draw:style-name="gr8" draw:text-style-name="P1" draw:layer="layout" svg:x1="11.876cm" svg:y1="6.38cm" svg:x2="13.635cm" svg:y2="6.38cm" draw:start-shape="id5" draw:start-glue-point="1" draw:end-shape="id3" svg:d="M11876 6380h1759" svg:viewBox="0 0 1760 1">
          <text:p/>
        </draw:connector>
        <draw:connector draw:style-name="gr8" draw:text-style-name="P1" draw:layer="layout" svg:x1="13.635cm" svg:y1="8.92cm" svg:x2="11.876cm" svg:y2="8.92cm" draw:start-shape="id6" draw:start-glue-point="3" draw:end-shape="id7" draw:end-glue-point="1" svg:d="M13635 8920h-1759" svg:viewBox="0 0 1760 1">
          <text:p/>
        </draw:connector>
        <draw:connector draw:style-name="gr8" draw:text-style-name="P1" draw:layer="layout" draw:line-skew="-1.079cm" svg:x1="22.337cm" svg:y1="7.523cm" svg:x2="16.937cm" svg:y2="8.92cm" draw:start-shape="id4" draw:start-glue-point="5" draw:end-shape="id6" svg:d="M22337 7523h-3780v1397h-1620" svg:viewBox="0 0 5401 1398">
          <text:p/>
        </draw:connector>
        <draw:connector draw:style-name="gr8" draw:text-style-name="P1" draw:layer="layout" svg:x1="7.553cm" svg:y1="6.38cm" svg:x2="9.09cm" svg:y2="6.38cm" draw:start-shape="id8" draw:start-glue-point="1" draw:end-shape="id5" draw:end-glue-point="3" svg:d="M7553 6380h1537" svg:viewBox="0 0 1538 1">
          <text:p/>
        </draw:connector>
        <draw:connector draw:style-name="gr8" draw:text-style-name="P1" draw:layer="layout" svg:x1="9.09cm" svg:y1="8.92cm" svg:x2="7.553cm" svg:y2="8.92cm" draw:start-shape="id7" draw:start-glue-point="3" draw:end-shape="id1" draw:end-glue-point="1" svg:d="M9090 8920h-1537" svg:viewBox="0 0 1538 1">
          <text:p/>
        </draw:connector>
        <draw:frame draw:style-name="gr9" draw:text-style-name="P9" draw:layer="layout" svg:width="2.322cm" svg:height="0.886cm" svg:x="19.836cm" svg:y="5.345cm">
          <draw:text-box>
            <text:p><text:span text:style-name="T4">axis_rq</text:span></text:p>
          </draw:text-box>
        </draw:frame>
        <draw:frame draw:style-name="gr10" draw:text-style-name="P9" draw:layer="layout" svg:width="2.293cm" svg:height="0.886cm" svg:x="19.851cm" svg:y="6.537cm">
          <draw:text-box draw:corner-radius="0.072cm">
            <text:p><text:span text:style-name="T4">axis_rc</text:span></text:p>
          </draw:text-box>
        </draw:frame>
        <draw:custom-shape draw:style-name="gr2" draw:text-style-name="P8" xml:id="id9" draw:id="id9" draw:layer="layout" svg:width="3.302cm" svg:height="1.524cm" svg:x="13.635cm" svg:y="12.095cm">
          <draw:glue-point draw:id="4" svg:x="5.002cm" svg:y="-1.818cm"/>
          <draw:glue-point draw:id="5" svg:x="5.002cm" svg:y="2.272cm"/>
          <text:p text:style-name="P1"><text:span text:style-name="T4">Read/Write</text:span></text:p>
          <text:p text:style-name="P1"><text:span text:style-name="T4">descriptors</text:span></text:p>
          <draw:enhanced-geometry svg:viewBox="0 0 21600 21600" draw:type="rectangle" draw:enhanced-path="M 0 0 L 21600 0 21600 21600 0 21600 0 0 Z N"/>
        </draw:custom-shape>
        <draw:custom-shape draw:style-name="gr2" draw:text-style-name="P8" xml:id="id10" draw:id="id10" draw:layer="layout" svg:width="3.302cm" svg:height="2.032cm" svg:x="13.635cm" svg:y="16.613cm">
          <draw:glue-point draw:id="4" svg:x="5.002cm" svg:y="-2.272cm"/>
          <draw:glue-point draw:id="5" svg:x="5.002cm" svg:y="2.272cm"/>
          <draw:glue-point draw:id="6" svg:x="-4.997cm" svg:y="-1.875cm"/>
          <draw:glue-point draw:id="7" svg:x="-4.997cm" svg:y="2.5cm"/>
          <text:p text:style-name="P1"><text:span text:style-name="T4">IO / </text:span></text:p>
          <text:p text:style-name="P1"><text:span text:style-name="T4">external </text:span></text:p>
          <text:p text:style-name="P1"><text:span text:style-name="T4">registers</text:span></text:p>
          <draw:enhanced-geometry svg:viewBox="0 0 21600 21600" draw:type="rectangle" draw:enhanced-path="M 0 0 L 21600 0 21600 21600 0 21600 0 0 Z N"/>
        </draw:custom-shape>
        <draw:connector draw:style-name="gr11" draw:text-style-name="P10" draw:layer="layout" draw:line-skew="-0.698cm" svg:x1="16.937cm" svg:y1="12.58cm" svg:x2="22.337cm" svg:y2="9.301cm" draw:start-shape="id9" draw:start-glue-point="4" draw:end-shape="id4" draw:end-glue-point="6" svg:d="M16937 12580h2001v-3279h3399" svg:viewBox="0 0 5401 3280">
          <text:p/>
        </draw:connector>
        <draw:connector draw:style-name="gr11" draw:text-style-name="P10" draw:layer="layout" draw:line-skew="-0.698cm" svg:x1="16.937cm" svg:y1="17.168cm" svg:x2="22.337cm" svg:y2="9.301cm" draw:start-shape="id10" draw:start-glue-point="4" draw:end-shape="id4" draw:end-glue-point="6" svg:d="M16937 17168h2001v-7867h3399" svg:viewBox="0 0 5401 7868">
          <text:p/>
        </draw:connector>
        <draw:frame draw:style-name="gr12" draw:text-style-name="P9" draw:layer="layout" svg:width="2.39cm" svg:height="0.886cm" svg:x="19.802cm" svg:y="8.312cm">
          <draw:text-box>
            <text:p><text:span text:style-name="T4">axis_cc</text:span></text:p>
          </draw:text-box>
        </draw:frame>
        <draw:connector draw:style-name="gr11" draw:text-style-name="P10" draw:layer="layout" svg:x1="22.337cm" svg:y1="10.317cm" svg:x2="16.937cm" svg:y2="13.203cm" draw:start-shape="id4" draw:start-glue-point="7" draw:end-shape="id9" draw:end-glue-point="5" svg:d="M22337 10317h-2701v2886h-2699" svg:viewBox="0 0 5401 2887">
          <text:p/>
        </draw:connector>
        <draw:connector draw:style-name="gr11" draw:text-style-name="P10" draw:layer="layout" svg:x1="22.337cm" svg:y1="10.317cm" svg:x2="16.937cm" svg:y2="18.09cm" draw:start-shape="id4" draw:start-glue-point="7" draw:end-shape="id10" draw:end-glue-point="5" svg:d="M22337 10317h-2701v7773h-2699" svg:viewBox="0 0 5401 7774">
          <text:p/>
        </draw:connector>
        <draw:frame draw:style-name="gr13" draw:text-style-name="P9" draw:layer="layout" svg:width="2.42cm" svg:height="0.886cm" svg:x="19.787cm" svg:y="9.482cm">
          <draw:text-box>
            <text:p><text:span text:style-name="T4">axis_cq</text:span></text:p>
          </draw:text-box>
        </draw:frame>
        <draw:custom-shape draw:style-name="gr2" draw:text-style-name="P8" xml:id="id11" draw:id="id11" draw:layer="layout" svg:width="3.683cm" svg:height="1.778cm" svg:x="22.336cm" svg:y="3.078cm">
          <text:p text:style-name="P1"><text:span text:style-name="T4">Interrupt </text:span></text:p>
          <text:p text:style-name="P1"><text:span text:style-name="T4">controller</text:span></text:p>
          <draw:enhanced-geometry svg:viewBox="0 0 21600 21600" draw:type="rectangle" draw:enhanced-path="M 0 0 L 21600 0 21600 21600 0 21600 0 0 Z N"/>
        </draw:custom-shape>
        <draw:connector draw:style-name="gr11" draw:text-style-name="P10" draw:layer="layout" svg:x1="15.286cm" svg:y1="5.364cm" svg:x2="22.336cm" svg:y2="3.967cm" draw:start-shape="id3" draw:start-glue-point="0" draw:end-shape="id11" svg:d="M15286 5364v-1397h7050" svg:viewBox="0 0 7051 1398">
          <text:p/>
        </draw:connector>
        <draw:connector draw:style-name="gr11" draw:text-style-name="P10" draw:layer="layout" svg:x1="24.177cm" svg:y1="4.856cm" svg:x2="24.177cm" svg:y2="6.126cm" draw:start-shape="id11" draw:start-glue-point="2" draw:end-shape="id4" draw:end-glue-point="0" svg:d="M24177 4856v1270" svg:viewBox="0 0 1 1271">
          <text:p/>
        </draw:connector>
        <draw:custom-shape draw:style-name="gr14" draw:text-style-name="P10" xml:id="id14" draw:id="id14" draw:layer="layout" svg:width="1.905cm" svg:height="1.651cm" svg:x="2.207cm" svg:y="16.74cm">
          <draw:glue-point draw:id="4" svg:x="5.002cm" svg:y="-1.92cm"/>
          <draw:glue-point draw:id="5" svg:x="3.669cm" svg:y="3.464cm"/>
          <draw:glue-point draw:id="6" svg:x="0.335cm" svg:y="3.002cm"/>
          <draw:glue-point draw:id="7" svg:x="-0.33cm" svg:y="-1.6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8" xml:id="id12" draw:id="id12" draw:layer="layout" svg:width="3.302cm" svg:height="2.032cm" svg:x="13.635cm" svg:y="14cm">
          <draw:glue-point draw:id="4" svg:x="5.002cm" svg:y="-2.272cm"/>
          <draw:glue-point draw:id="5" svg:x="5.002cm" svg:y="2.272cm"/>
          <text:p text:style-name="P1"><text:span text:style-name="T4">Read/Write</text:span></text:p>
          <text:p text:style-name="P1"><text:span text:style-name="T4">status</text:span></text:p>
          <draw:enhanced-geometry svg:viewBox="0 0 21600 21600" draw:type="rectangle" draw:enhanced-path="M 0 0 L 21600 0 21600 21600 0 21600 0 0 Z N"/>
        </draw:custom-shape>
        <draw:connector draw:style-name="gr11" draw:text-style-name="P10" draw:layer="layout" draw:line-skew="-0.698cm" svg:x1="16.937cm" svg:y1="14.555cm" svg:x2="22.337cm" svg:y2="9.301cm" draw:start-shape="id12" draw:start-glue-point="4" draw:end-shape="id4" draw:end-glue-point="6" svg:d="M16937 14555h2001v-5254h3399" svg:viewBox="0 0 5401 5255">
          <text:p/>
        </draw:connector>
        <draw:connector draw:style-name="gr11" draw:text-style-name="P10" draw:layer="layout" svg:x1="22.337cm" svg:y1="10.317cm" svg:x2="16.937cm" svg:y2="15.477cm" draw:start-shape="id4" draw:start-glue-point="7" draw:end-shape="id12" draw:end-glue-point="5" svg:d="M22337 10317h-2701v5160h-2699" svg:viewBox="0 0 5401 5161">
          <text:p/>
        </draw:connector>
        <draw:connector draw:style-name="gr11" draw:text-style-name="P10" draw:layer="layout" draw:line-skew="-0.236cm" svg:x1="13.635cm" svg:y1="12.857cm" svg:x2="13.635cm" svg:y2="6.888cm" draw:start-shape="id9" draw:start-glue-point="3" draw:end-shape="id3" draw:end-glue-point="4" svg:d="M13635 12857h-762v-5969h762" svg:viewBox="0 0 763 5970">
          <text:p/>
        </draw:connector>
        <draw:connector draw:style-name="gr11" draw:text-style-name="P10" draw:layer="layout" draw:line-skew="-0.515cm" svg:x1="13.635cm" svg:y1="7.269cm" svg:x2="13.635cm" svg:y2="15.016cm" draw:start-shape="id3" draw:start-glue-point="5" draw:end-shape="id12" draw:end-glue-point="3" svg:d="M13635 7269h-1041v7747h1041" svg:viewBox="0 0 1042 7748">
          <text:p/>
        </draw:connector>
        <draw:connector draw:style-name="gr11" draw:text-style-name="P10" draw:layer="layout" draw:line-skew="-0.515cm" svg:x1="13.635cm" svg:y1="9.665cm" svg:x2="13.635cm" svg:y2="15.016cm" draw:start-shape="id6" draw:start-glue-point="4" draw:end-shape="id12" draw:end-glue-point="3" svg:d="M13635 9665h-1041v5351h1041" svg:viewBox="0 0 1042 5352">
          <text:p/>
        </draw:connector>
        <draw:frame draw:style-name="gr15" draw:text-style-name="P9" draw:layer="layout" svg:width="4.697cm" svg:height="0.886cm" svg:x="8.857cm" svg:y="4.535cm">
          <draw:text-box>
            <text:p><text:span text:style-name="T4">DMA_read_write</text:span></text:p>
          </draw:text-box>
        </draw:frame>
        <draw:frame draw:style-name="gr16" draw:text-style-name="P9" draw:layer="layout" svg:width="3.762cm" svg:height="0.983cm" svg:x="8.857cm" svg:y="11.133cm">
          <draw:text-box>
            <text:p><text:span text:style-name="T4">DMA_control</text:span></text:p>
          </draw:text-box>
        </draw:frame>
        <draw:custom-shape draw:style-name="gr2" draw:text-style-name="P8" xml:id="id13" draw:id="id13" draw:layer="layout" svg:width="2.413cm" svg:height="2.286cm" svg:x="9.406cm" svg:y="16.359cm">
          <draw:glue-point draw:id="4" svg:x="5.002cm" svg:y="0cm"/>
          <draw:glue-point draw:id="5" svg:x="-5.006cm" svg:y="0cm"/>
          <draw:glue-point draw:id="6" svg:x="-4.886cm" svg:y="-1.111cm"/>
          <draw:glue-point draw:id="7" svg:x="-4.886cm" svg:y="2.777cm"/>
          <draw:glue-point draw:id="8" svg:x="5.002cm" svg:y="-1.111cm"/>
          <draw:glue-point draw:id="9" svg:x="5.002cm" svg:y="2.777cm"/>
          <text:p text:style-name="P1"><text:span text:style-name="T4">Synch</text:span></text:p>
          <text:p text:style-name="P1"><text:span text:style-name="T4">stage</text:span></text:p>
          <draw:enhanced-geometry svg:viewBox="0 0 21600 21600" draw:type="rectangle" draw:enhanced-path="M 0 0 L 21600 0 21600 21600 0 21600 0 0 Z N"/>
        </draw:custom-shape>
        <draw:connector draw:style-name="gr17" draw:text-style-name="P7" draw:layer="layout" svg:x1="9.434cm" svg:y1="17.249cm" svg:x2="4.111cm" svg:y2="17.249cm" draw:start-shape="id13" draw:start-glue-point="6" draw:end-shape="id14" draw:end-glue-point="4" svg:d="M9434 17249h-5323" svg:viewBox="0 0 5324 1">
          <text:p/>
        </draw:connector>
        <draw:connector draw:style-name="gr17" draw:text-style-name="P7" draw:layer="layout" svg:x1="3.857cm" svg:y1="18.136cm" svg:x2="9.434cm" svg:y2="18.136cm" draw:start-shape="id14" draw:start-glue-point="5" draw:end-shape="id13" draw:end-glue-point="7" svg:d="M3857 18136h5577" svg:viewBox="0 0 5578 1">
          <text:p/>
        </draw:connector>
        <draw:connector draw:style-name="gr11" draw:text-style-name="P7" draw:layer="layout" svg:x1="13.636cm" svg:y1="17.248cm" svg:x2="11.818cm" svg:y2="17.249cm" draw:start-shape="id10" draw:start-glue-point="6" draw:end-shape="id13" draw:end-glue-point="8" svg:d="M13636 17248h-909v1h-909" svg:viewBox="0 0 1819 2">
          <text:p/>
        </draw:connector>
        <draw:connector draw:style-name="gr11" draw:text-style-name="P7" draw:layer="layout" svg:x1="11.818cm" svg:y1="18.136cm" svg:x2="13.636cm" svg:y2="18.137cm" draw:start-shape="id13" draw:start-glue-point="9" draw:end-shape="id10" draw:end-glue-point="7" svg:d="M11818 18136h909v1h909" svg:viewBox="0 0 1819 2">
          <text:p/>
        </draw:connector>
        <draw:frame draw:style-name="gr18" draw:text-style-name="P9" draw:layer="layout" svg:width="5.739cm" svg:height="0.916cm" svg:x="1.814cm" svg:y="18.427cm">
          <draw:text-box>
            <text:p><text:span text:style-name="T4">40 MHz Clock region</text:span></text:p>
          </draw:text-box>
        </draw:frame>
        <draw:connector draw:style-name="gr8" draw:text-style-name="P1" draw:layer="layout" svg:x1="3.985cm" svg:y1="6.38cm" svg:x2="5.013cm" svg:y2="6.38cm" draw:start-shape="id15" draw:start-glue-point="1" draw:end-shape="id8" draw:end-glue-point="3" svg:d="M3985 6380h1028" svg:viewBox="0 0 1029 1">
          <text:p/>
        </draw:connector>
        <draw:custom-shape draw:style-name="gr14" draw:text-style-name="P1" xml:id="id15" draw:id="id15" draw:layer="layout" svg:width="1.651cm" svg:height="1.778cm" svg:x="2.334cm" svg:y="5.49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 xml:id="id2" draw:id="id2" draw:layer="layout" svg:width="1.651cm" svg:height="1.778cm" svg:x="2.334cm" svg:y="8.0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8" xml:id="id16" draw:id="id16" draw:layer="layout" svg:width="3.302cm" svg:height="0.754cm" svg:x="13.635cm" svg:y="11.395cm">
          <draw:glue-point draw:id="4" svg:x="5.002cm" svg:y="-1.818cm"/>
          <draw:glue-point draw:id="5" svg:x="5.002cm" svg:y="2.272cm"/>
          <text:p text:style-name="P1"><text:span text:style-name="T4">Enable</text:span></text:p>
          <draw:enhanced-geometry svg:viewBox="0 0 21600 21600" draw:type="rectangle" draw:enhanced-path="M 0 0 L 21600 0 21600 21600 0 21600 0 0 Z N"/>
        </draw:custom-shape>
        <draw:connector draw:style-name="gr11" draw:text-style-name="P10" draw:layer="layout" svg:x1="22.337cm" svg:y1="10.317cm" svg:x2="16.937cm" svg:y2="11.635cm" draw:start-shape="id4" draw:start-glue-point="7" draw:end-shape="id16" draw:end-glue-point="4" svg:d="M22337 10317h-2701v1318h-2699" svg:viewBox="0 0 5401 1319">
          <text:p/>
        </draw:connector>
        <draw:custom-shape draw:style-name="gr19" draw:text-style-name="P7" draw:layer="layout" svg:width="15.24cm" svg:height="3.02cm" svg:x="1.635cm" svg:y="16.286cm">
          <text:p/>
          <draw:enhanced-geometry svg:viewBox="0 0 21600 21600" draw:type="rectangle" draw:enhanced-path="M 0 0 L 21600 0 21600 21600 0 21600 0 0 Z N"/>
        </draw:custom-shape>
        <draw:connector draw:style-name="gr20" draw:text-style-name="P1" draw:layer="layout" draw:line-skew="-0.236cm" svg:x1="13.635cm" svg:y1="11.772cm" svg:x2="13.635cm" svg:y2="6.888cm" draw:start-shape="id16" draw:start-glue-point="3" draw:end-shape="id3" draw:end-glue-point="4" svg:d="M13635 11772h-762v-4884h762" svg:viewBox="0 0 763 4885">
          <text:p/>
        </draw:connector>
        <draw:frame draw:style-name="gr21" draw:text-style-name="P11" draw:layer="layout" svg:width="2.686cm" svg:height="0.886cm" svg:x="1.339cm" svg:y="2.37cm">
          <draw:text-box>
            <text:p><text:span text:style-name="T5">Legend:</text:span></text:p>
          </draw:text-box>
        </draw:frame>
        <draw:frame draw:style-name="gr22" draw:text-style-name="P9" draw:layer="layout" svg:width="4.232cm" svg:height="0.886cm" svg:x="2.677cm" svg:y="3.07cm">
          <draw:text-box>
            <text:p><text:span text:style-name="T4">Main data path</text:span></text:p>
          </draw:text-box>
        </draw:frame>
        <draw:frame draw:style-name="gr23" draw:text-style-name="P9" draw:layer="layout" svg:width="3.732cm" svg:height="1.521cm" svg:x="2.677cm" svg:y="3.67cm">
          <draw:text-box>
            <text:p><text:span text:style-name="T4">Slow control </text:span></text:p>
            <text:p><text:span text:style-name="T4">and monitor</text:span></text:p>
          </draw:text-box>
        </draw:frame>
        <draw:line draw:style-name="gr24" draw:text-style-name="P1" draw:layer="layout" svg:x1="1.677cm" svg:y1="4.085cm" svg:x2="2.677cm" svg:y2="4.085cm">
          <text:p/>
        </draw:line>
        <draw:line draw:style-name="gr25" draw:text-style-name="P1" draw:layer="layout" svg:x1="1.677cm" svg:y1="3.485cm" svg:x2="2.677cm" svg:y2="3.485cm">
          <text:p/>
        </draw:line>
        <draw:frame draw:style-name="gr26" draw:text-style-name="P2" draw:layer="layout" svg:width="14.637cm" svg:height="0.962cm" svg:x="0.873cm" svg:y="1.054cm">
          <draw:text-box>
            <text:p text:style-name="P1"><text:span text:style-name="T1">Wupper </text:span><text:span text:style-name="T6">functional</text:span><text:span text:style-name="T1"> block diagram</text:span></text:p>
          </draw:text-box>
        </draw:frame>
        <draw:custom-shape draw:style-name="gr19" draw:text-style-name="P7" draw:layer="layout" svg:width="14.986cm" svg:height="13.716cm" svg:x="10.525cm" svg:y="2.443cm">
          <text:p/>
          <draw:enhanced-geometry svg:viewBox="0 0 21600 21600" draw:type="rectangle" draw:enhanced-path="M 0 0 L 21600 0 21600 21600 0 21600 0 0 Z N"/>
        </draw:custom-shape>
        <draw:frame draw:style-name="gr27" draw:text-style-name="P9" draw:layer="layout" svg:width="6.052cm" svg:height="0.916cm" svg:x="10.52cm" svg:y="2.416cm">
          <draw:text-box>
            <text:p><text:span text:style-name="T4">250 MHz Clock region</text:span></text:p>
          </draw:text-box>
        </draw:frame>
        <draw:frame draw:style-name="gr28" draw:text-style-name="P12" draw:layer="layout" svg:width="2.856cm" svg:height="0.962cm" svg:x="23.011cm" svg:y="18.118cm">
          <draw:text-box>
            <text:p><text:span text:style-name="T6">Wupper</text:span></text:p>
          </draw:text-box>
        </draw:frame>
      </draw:page>
      <draw:page draw:name="page2" draw:style-name="dp1" draw:master-page-name="Default">
        <draw:custom-shape draw:style-name="gr2" draw:text-style-name="P1" xml:id="id20" draw:id="id20" draw:layer="layout" svg:width="3.683cm" svg:height="5.08cm" svg:x="22.336cm" svg:y="5.826cm">
          <draw:glue-point draw:id="4" svg:x="-4.998cm" svg:y="-4.5cm"/>
          <draw:glue-point draw:id="5" svg:x="-4.998cm" svg:y="-2.25cm"/>
          <draw:glue-point draw:id="6" svg:x="-4.998cm" svg:y="1.25cm"/>
          <draw:glue-point draw:id="7" svg:x="-4.998cm" svg:y="3.25cm"/>
          <text:p text:style-name="P1">Xilinx</text:p>
          <text:p text:style-name="P1">PCIe</text:p>
          <text:p text:style-name="P1">Core</text:p>
          <draw:enhanced-geometry svg:viewBox="0 0 21600 21600" draw:type="rectangle" draw:enhanced-path="M 0 0 L 21600 0 21600 21600 0 21600 0 0 Z N"/>
        </draw:custom-shape>
        <draw:line draw:style-name="gr29" draw:text-style-name="P3" draw:layer="layout" svg:x1="26.027cm" svg:y1="8.166cm" svg:x2="27.932cm" svg:y2="8.166cm">
          <text:p/>
        </draw:line>
        <draw:line draw:style-name="gr30" draw:text-style-name="P3" draw:layer="layout" svg:x1="27.924cm" svg:y1="8.874cm" svg:x2="26.019cm" svg:y2="8.874cm">
          <text:p/>
        </draw:line>
        <draw:frame draw:style-name="gr31" draw:text-style-name="P5" draw:layer="layout" svg:width="2.631cm" svg:height="1.925cm" svg:x="26.019cm" svg:y="9.108cm">
          <draw:text-box>
            <text:p text:style-name="P4"><text:span text:style-name="T2">PCIe</text:span></text:p>
            <text:p text:style-name="P4"><text:span text:style-name="T2">Gen3 x8</text:span></text:p>
          </draw:text-box>
        </draw:frame>
        <draw:custom-shape draw:style-name="gr1" draw:text-style-name="P1" draw:layer="layout" svg:width="11.303cm" svg:height="15.748cm" svg:x="8.493cm" svg:y="2.905cm">
          <text:p/>
          <draw:enhanced-geometry svg:viewBox="0 0 21600 21600" draw:type="rectangle" draw:enhanced-path="M 0 0 L 21600 0 21600 21600 0 21600 0 0 Z N"/>
        </draw:custom-shape>
        <draw:custom-shape draw:style-name="gr6" draw:text-style-name="P1" draw:layer="layout" svg:width="9.017cm" svg:height="7.62cm" svg:x="8.755cm" svg:y="10.779cm">
          <text:p/>
          <draw:enhanced-geometry svg:viewBox="0 0 21600 21600" draw:type="rectangle" draw:enhanced-path="M 0 0 L 21600 0 21600 21600 0 21600 0 0 Z N"/>
        </draw:custom-shape>
        <draw:frame draw:style-name="gr7" draw:layer="layout" svg:width="4.291cm" svg:height="0.962cm" svg:x="9.255cm" svg:y="3.159cm">
          <draw:text-box>
            <text:p>Wupper_core</text:p>
          </draw:text-box>
        </draw:frame>
        <draw:custom-shape draw:style-name="gr2" draw:text-style-name="P7" xml:id="id24" draw:id="id24" draw:layer="layout" svg:width="2.54cm" svg:height="1.778cm" svg:x="5.013cm" svg:y="5.191cm">
          <text:p text:style-name="P1"><text:span text:style-name="T3">ToHost</text:span></text:p>
          <text:p text:style-name="P1"><text:span text:style-name="T3">FIFO</text:span></text:p>
          <draw:enhanced-geometry svg:viewBox="0 0 21600 21600" draw:type="rectangle" draw:enhanced-path="M 0 0 L 21600 0 21600 21600 0 21600 0 0 Z N"/>
        </draw:custom-shape>
        <draw:custom-shape draw:style-name="gr2" draw:text-style-name="P7" xml:id="id17" draw:id="id17" draw:layer="layout" svg:width="2.54cm" svg:height="1.778cm" svg:x="5.013cm" svg:y="7.731cm">
          <text:p text:style-name="P1"><text:span text:style-name="T4">FromHost</text:span></text:p>
          <text:p text:style-name="P1"><text:span text:style-name="T4">FIFO</text:span></text:p>
          <draw:enhanced-geometry svg:viewBox="0 0 21600 21600" draw:type="rectangle" draw:enhanced-path="M 0 0 L 21600 0 21600 21600 0 21600 0 0 Z N"/>
        </draw:custom-shape>
        <draw:connector draw:style-name="gr8" draw:text-style-name="P1" draw:layer="layout" svg:x1="5.013cm" svg:y1="8.62cm" svg:x2="3.985cm" svg:y2="8.62cm" draw:start-shape="id17" draw:start-glue-point="3" draw:end-shape="id18" draw:end-glue-point="1" svg:d="M5013 8620h-1028" svg:viewBox="0 0 1029 1">
          <text:p/>
        </draw:connector>
        <draw:custom-shape draw:style-name="gr6" draw:text-style-name="P1" draw:layer="layout" svg:width="8.509cm" svg:height="6.35cm" svg:x="8.755cm" svg:y="4.175cm">
          <text:p/>
          <draw:enhanced-geometry svg:viewBox="0 0 21600 21600" draw:type="rectangle" draw:enhanced-path="M 0 0 L 21600 0 21600 21600 0 21600 0 0 Z N"/>
        </draw:custom-shape>
        <draw:custom-shape draw:style-name="gr2" draw:text-style-name="P7" xml:id="id21" draw:id="id21" draw:layer="layout" svg:width="2.413cm" svg:height="1.778cm" svg:x="9.39cm" svg:y="5.191cm">
          <text:p text:style-name="P1">ToHost</text:p>
          <text:p text:style-name="P1">FIFO ctl</text:p>
          <draw:enhanced-geometry svg:viewBox="0 0 21600 21600" draw:type="rectangle" draw:enhanced-path="M 0 0 L 21600 0 21600 21600 0 21600 0 0 Z N"/>
        </draw:custom-shape>
        <draw:custom-shape draw:style-name="gr2" draw:text-style-name="P8" xml:id="id23" draw:id="id23" draw:layer="layout" svg:width="2.413cm" svg:height="1.778cm" svg:x="9.39cm" svg:y="7.731cm">
          <text:p text:style-name="P1"><text:span text:style-name="T4">FromHost</text:span></text:p>
          <text:p text:style-name="P1"><text:span text:style-name="T4">FIFO ctl</text:span></text:p>
          <draw:enhanced-geometry svg:viewBox="0 0 21600 21600" draw:type="rectangle" draw:enhanced-path="M 0 0 L 21600 0 21600 21600 0 21600 0 0 Z N"/>
        </draw:custom-shape>
        <draw:custom-shape draw:style-name="gr2" draw:text-style-name="P8" xml:id="id19" draw:id="id19" draw:layer="layout" svg:width="3.302cm" svg:height="2.032cm" svg:x="13.635cm" svg:y="5.064cm">
          <draw:glue-point draw:id="4" svg:x="-5cm" svg:y="2.5cm"/>
          <draw:glue-point draw:id="5" svg:x="-5cm" svg:y="4.375cm"/>
          <text:p text:style-name="P1"><text:span text:style-name="T4">Add</text:span></text:p>
          <text:p text:style-name="P1"><text:span text:style-name="T4">Read/Write </text:span></text:p>
          <text:p text:style-name="P1"><text:span text:style-name="T4">header</text:span></text:p>
          <draw:enhanced-geometry svg:viewBox="0 0 21600 21600" draw:type="rectangle" draw:enhanced-path="M 0 0 L 21600 0 21600 21600 0 21600 0 0 Z N"/>
        </draw:custom-shape>
        <draw:connector draw:style-name="gr8" draw:text-style-name="P1" draw:layer="layout" svg:x1="16.937cm" svg:y1="6.08cm" svg:x2="22.337cm" svg:y2="6.08cm" draw:start-shape="id19" draw:start-glue-point="1" draw:end-shape="id20" draw:end-glue-point="4" svg:d="M16937 6080h5400" svg:viewBox="0 0 5401 1">
          <text:p/>
        </draw:connector>
        <draw:custom-shape draw:style-name="gr2" draw:text-style-name="P8" xml:id="id22" draw:id="id22" draw:layer="layout" svg:width="3.302cm" svg:height="2.032cm" svg:x="13.635cm" svg:y="7.604cm">
          <draw:glue-point draw:id="4" svg:x="-5cm" svg:y="3.669cm"/>
          <text:p text:style-name="P1"><text:span text:style-name="T4">Strip </text:span></text:p>
          <text:p text:style-name="P1"><text:span text:style-name="T4">header</text:span></text:p>
          <draw:enhanced-geometry svg:viewBox="0 0 21600 21600" draw:type="rectangle" draw:enhanced-path="M 0 0 L 21600 0 21600 21600 0 21600 0 0 Z N"/>
        </draw:custom-shape>
        <draw:connector draw:style-name="gr8" draw:text-style-name="P1" draw:layer="layout" svg:x1="11.803cm" svg:y1="6.08cm" svg:x2="13.635cm" svg:y2="6.08cm" draw:start-shape="id21" draw:start-glue-point="1" draw:end-shape="id19" svg:d="M11803 6080h1832" svg:viewBox="0 0 1833 1">
          <text:p/>
        </draw:connector>
        <draw:connector draw:style-name="gr8" draw:text-style-name="P1" draw:layer="layout" svg:x1="13.635cm" svg:y1="8.62cm" svg:x2="11.803cm" svg:y2="8.62cm" draw:start-shape="id22" draw:start-glue-point="3" draw:end-shape="id23" draw:end-glue-point="1" svg:d="M13635 8620h-1832" svg:viewBox="0 0 1833 1">
          <text:p/>
        </draw:connector>
        <draw:connector draw:style-name="gr8" draw:text-style-name="P1" draw:layer="layout" draw:line-skew="-1.079cm" svg:x1="22.337cm" svg:y1="7.223cm" svg:x2="16.937cm" svg:y2="8.62cm" draw:start-shape="id20" draw:start-glue-point="5" draw:end-shape="id22" svg:d="M22337 7223h-3780v1397h-1620" svg:viewBox="0 0 5401 1398">
          <text:p/>
        </draw:connector>
        <draw:connector draw:style-name="gr8" draw:text-style-name="P1" draw:layer="layout" svg:x1="7.553cm" svg:y1="6.08cm" svg:x2="9.39cm" svg:y2="6.08cm" draw:start-shape="id24" draw:start-glue-point="1" draw:end-shape="id21" draw:end-glue-point="3" svg:d="M7553 6080h1837" svg:viewBox="0 0 1838 1">
          <text:p/>
        </draw:connector>
        <draw:connector draw:style-name="gr8" draw:text-style-name="P1" draw:layer="layout" svg:x1="9.39cm" svg:y1="8.62cm" svg:x2="7.553cm" svg:y2="8.62cm" draw:start-shape="id23" draw:start-glue-point="3" draw:end-shape="id17" draw:end-glue-point="1" svg:d="M9390 8620h-1837" svg:viewBox="0 0 1838 1">
          <text:p/>
        </draw:connector>
        <draw:frame draw:style-name="gr9" draw:text-style-name="P9" draw:layer="layout" svg:width="2.322cm" svg:height="0.886cm" svg:x="19.836cm" svg:y="5.045cm">
          <draw:text-box>
            <text:p><text:span text:style-name="T4">axis_rq</text:span></text:p>
          </draw:text-box>
        </draw:frame>
        <draw:frame draw:style-name="gr10" draw:text-style-name="P9" draw:layer="layout" svg:width="2.293cm" svg:height="0.886cm" svg:x="19.851cm" svg:y="6.237cm">
          <draw:text-box>
            <text:p><text:span text:style-name="T4">axis_rc</text:span></text:p>
          </draw:text-box>
        </draw:frame>
        <draw:custom-shape draw:style-name="gr2" draw:text-style-name="P8" xml:id="id25" draw:id="id25" draw:layer="layout" svg:width="3.302cm" svg:height="1.524cm" svg:x="13.635cm" svg:y="11.795cm">
          <draw:glue-point draw:id="4" svg:x="5.002cm" svg:y="-1.818cm"/>
          <draw:glue-point draw:id="5" svg:x="5.002cm" svg:y="2.272cm"/>
          <text:p text:style-name="P1"><text:span text:style-name="T4">Read/Write</text:span></text:p>
          <text:p text:style-name="P1"><text:span text:style-name="T4">descriptors</text:span></text:p>
          <draw:enhanced-geometry svg:viewBox="0 0 21600 21600" draw:type="rectangle" draw:enhanced-path="M 0 0 L 21600 0 21600 21600 0 21600 0 0 Z N"/>
        </draw:custom-shape>
        <draw:custom-shape draw:style-name="gr2" draw:text-style-name="P8" xml:id="id26" draw:id="id26" draw:layer="layout" svg:width="3.302cm" svg:height="2.032cm" svg:x="13.635cm" svg:y="16.113cm">
          <draw:glue-point draw:id="4" svg:x="5.002cm" svg:y="-2.272cm"/>
          <draw:glue-point draw:id="5" svg:x="5.002cm" svg:y="2.272cm"/>
          <draw:glue-point draw:id="6" svg:x="-4.997cm" svg:y="-1.875cm"/>
          <draw:glue-point draw:id="7" svg:x="-4.997cm" svg:y="2.5cm"/>
          <text:p text:style-name="P1"><text:span text:style-name="T4">IO / </text:span></text:p>
          <text:p text:style-name="P1"><text:span text:style-name="T4">external </text:span></text:p>
          <text:p text:style-name="P1"><text:span text:style-name="T4">registers</text:span></text:p>
          <draw:enhanced-geometry svg:viewBox="0 0 21600 21600" draw:type="rectangle" draw:enhanced-path="M 0 0 L 21600 0 21600 21600 0 21600 0 0 Z N"/>
        </draw:custom-shape>
        <draw:connector draw:style-name="gr11" draw:text-style-name="P10" draw:layer="layout" draw:line-skew="-0.698cm" svg:x1="16.937cm" svg:y1="12.28cm" svg:x2="22.337cm" svg:y2="9.001cm" draw:start-shape="id25" draw:start-glue-point="4" draw:end-shape="id20" draw:end-glue-point="6" svg:d="M16937 12280h2001v-3279h3399" svg:viewBox="0 0 5401 3280">
          <text:p/>
        </draw:connector>
        <draw:connector draw:style-name="gr11" draw:text-style-name="P10" draw:layer="layout" draw:line-skew="-0.698cm" svg:x1="16.937cm" svg:y1="16.668cm" svg:x2="22.337cm" svg:y2="9.001cm" draw:start-shape="id26" draw:start-glue-point="4" draw:end-shape="id20" draw:end-glue-point="6" svg:d="M16937 16668h2001v-7667h3399" svg:viewBox="0 0 5401 7668">
          <text:p/>
        </draw:connector>
        <draw:frame draw:style-name="gr12" draw:text-style-name="P9" draw:layer="layout" svg:width="2.39cm" svg:height="0.886cm" svg:x="19.802cm" svg:y="8.012cm">
          <draw:text-box>
            <text:p><text:span text:style-name="T4">axis_cc</text:span></text:p>
          </draw:text-box>
        </draw:frame>
        <draw:connector draw:style-name="gr11" draw:text-style-name="P10" draw:layer="layout" svg:x1="22.337cm" svg:y1="10.017cm" svg:x2="16.937cm" svg:y2="12.903cm" draw:start-shape="id20" draw:start-glue-point="7" draw:end-shape="id25" draw:end-glue-point="5" svg:d="M22337 10017h-2701v2886h-2699" svg:viewBox="0 0 5401 2887">
          <text:p/>
        </draw:connector>
        <draw:connector draw:style-name="gr11" draw:text-style-name="P10" draw:layer="layout" svg:x1="22.337cm" svg:y1="10.017cm" svg:x2="16.937cm" svg:y2="17.59cm" draw:start-shape="id20" draw:start-glue-point="7" draw:end-shape="id26" draw:end-glue-point="5" svg:d="M22337 10017h-2701v7573h-2699" svg:viewBox="0 0 5401 7574">
          <text:p/>
        </draw:connector>
        <draw:frame draw:style-name="gr13" draw:text-style-name="P9" draw:layer="layout" svg:width="2.42cm" svg:height="0.886cm" svg:x="19.787cm" svg:y="9.182cm">
          <draw:text-box>
            <text:p><text:span text:style-name="T4">axis_cq</text:span></text:p>
          </draw:text-box>
        </draw:frame>
        <draw:custom-shape draw:style-name="gr2" draw:text-style-name="P8" xml:id="id27" draw:id="id27" draw:layer="layout" svg:width="3.683cm" svg:height="1.778cm" svg:x="22.336cm" svg:y="2.778cm">
          <text:p text:style-name="P1"><text:span text:style-name="T4">Interrupt </text:span></text:p>
          <text:p text:style-name="P1"><text:span text:style-name="T4">controller</text:span></text:p>
          <draw:enhanced-geometry svg:viewBox="0 0 21600 21600" draw:type="rectangle" draw:enhanced-path="M 0 0 L 21600 0 21600 21600 0 21600 0 0 Z N"/>
        </draw:custom-shape>
        <draw:connector draw:style-name="gr11" draw:text-style-name="P10" draw:layer="layout" svg:x1="15.286cm" svg:y1="5.064cm" svg:x2="22.336cm" svg:y2="3.667cm" draw:start-shape="id19" draw:start-glue-point="0" draw:end-shape="id27" svg:d="M15286 5064v-1397h7050" svg:viewBox="0 0 7051 1398">
          <text:p/>
        </draw:connector>
        <draw:connector draw:style-name="gr11" draw:text-style-name="P10" draw:layer="layout" svg:x1="24.177cm" svg:y1="4.556cm" svg:x2="24.177cm" svg:y2="5.826cm" draw:start-shape="id27" draw:start-glue-point="2" draw:end-shape="id20" draw:end-glue-point="0" svg:d="M24177 4556v1270" svg:viewBox="0 0 1 1271">
          <text:p/>
        </draw:connector>
        <draw:custom-shape draw:style-name="gr14" draw:text-style-name="P10" xml:id="id30" draw:id="id30" draw:layer="layout" svg:width="1.905cm" svg:height="1.651cm" svg:x="2.207cm" svg:y="16.24cm">
          <draw:glue-point draw:id="4" svg:x="5.002cm" svg:y="-1.92cm"/>
          <draw:glue-point draw:id="5" svg:x="3.669cm" svg:y="3.464cm"/>
          <draw:glue-point draw:id="6" svg:x="0.335cm" svg:y="3.002cm"/>
          <draw:glue-point draw:id="7" svg:x="-0.33cm" svg:y="-1.6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8" xml:id="id28" draw:id="id28" draw:layer="layout" svg:width="3.302cm" svg:height="2.032cm" svg:x="13.635cm" svg:y="13.7cm">
          <draw:glue-point draw:id="4" svg:x="5.002cm" svg:y="-2.272cm"/>
          <draw:glue-point draw:id="5" svg:x="5.002cm" svg:y="2.272cm"/>
          <text:p text:style-name="P1"><text:span text:style-name="T4">Read/Write</text:span></text:p>
          <text:p text:style-name="P1"><text:span text:style-name="T4">status</text:span></text:p>
          <draw:enhanced-geometry svg:viewBox="0 0 21600 21600" draw:type="rectangle" draw:enhanced-path="M 0 0 L 21600 0 21600 21600 0 21600 0 0 Z N"/>
        </draw:custom-shape>
        <draw:connector draw:style-name="gr11" draw:text-style-name="P10" draw:layer="layout" draw:line-skew="-0.698cm" svg:x1="16.937cm" svg:y1="14.255cm" svg:x2="22.337cm" svg:y2="9.001cm" draw:start-shape="id28" draw:start-glue-point="4" draw:end-shape="id20" draw:end-glue-point="6" svg:d="M16937 14255h2001v-5254h3399" svg:viewBox="0 0 5401 5255">
          <text:p/>
        </draw:connector>
        <draw:connector draw:style-name="gr11" draw:text-style-name="P10" draw:layer="layout" svg:x1="22.337cm" svg:y1="10.017cm" svg:x2="16.937cm" svg:y2="15.177cm" draw:start-shape="id20" draw:start-glue-point="7" draw:end-shape="id28" draw:end-glue-point="5" svg:d="M22337 10017h-2701v5160h-2699" svg:viewBox="0 0 5401 5161">
          <text:p/>
        </draw:connector>
        <draw:connector draw:style-name="gr11" draw:text-style-name="P10" draw:layer="layout" draw:line-skew="-0.236cm" svg:x1="13.635cm" svg:y1="12.557cm" svg:x2="13.635cm" svg:y2="6.588cm" draw:start-shape="id25" draw:start-glue-point="3" draw:end-shape="id19" draw:end-glue-point="4" svg:d="M13635 12557h-762v-5969h762" svg:viewBox="0 0 763 5970">
          <text:p/>
        </draw:connector>
        <draw:connector draw:style-name="gr11" draw:text-style-name="P10" draw:layer="layout" draw:line-skew="-0.515cm" svg:x1="13.635cm" svg:y1="6.969cm" svg:x2="13.635cm" svg:y2="14.716cm" draw:start-shape="id19" draw:start-glue-point="5" draw:end-shape="id28" draw:end-glue-point="3" svg:d="M13635 6969h-1041v7747h1041" svg:viewBox="0 0 1042 7748">
          <text:p/>
        </draw:connector>
        <draw:connector draw:style-name="gr11" draw:text-style-name="P10" draw:layer="layout" draw:line-skew="-0.515cm" svg:x1="13.635cm" svg:y1="9.365cm" svg:x2="13.635cm" svg:y2="14.716cm" draw:start-shape="id22" draw:start-glue-point="4" draw:end-shape="id28" draw:end-glue-point="3" svg:d="M13635 9365h-1041v5351h1041" svg:viewBox="0 0 1042 5352">
          <text:p/>
        </draw:connector>
        <draw:frame draw:style-name="gr15" draw:text-style-name="P9" draw:layer="layout" svg:width="4.697cm" svg:height="0.886cm" svg:x="8.857cm" svg:y="4.235cm">
          <draw:text-box>
            <text:p><text:span text:style-name="T4">DMA_read_write</text:span></text:p>
          </draw:text-box>
        </draw:frame>
        <draw:frame draw:style-name="gr16" draw:text-style-name="P9" draw:layer="layout" svg:width="3.762cm" svg:height="0.983cm" svg:x="8.857cm" svg:y="10.833cm">
          <draw:text-box>
            <text:p><text:span text:style-name="T4">DMA_control</text:span></text:p>
          </draw:text-box>
        </draw:frame>
        <draw:custom-shape draw:style-name="gr2" draw:text-style-name="P8" xml:id="id29" draw:id="id29" draw:layer="layout" svg:width="2.413cm" svg:height="2.286cm" svg:x="9.406cm" svg:y="15.859cm">
          <draw:glue-point draw:id="4" svg:x="5.002cm" svg:y="0cm"/>
          <draw:glue-point draw:id="5" svg:x="-5.006cm" svg:y="0cm"/>
          <draw:glue-point draw:id="6" svg:x="-4.886cm" svg:y="-1.111cm"/>
          <draw:glue-point draw:id="7" svg:x="-4.886cm" svg:y="2.777cm"/>
          <draw:glue-point draw:id="8" svg:x="5.002cm" svg:y="-1.111cm"/>
          <draw:glue-point draw:id="9" svg:x="5.002cm" svg:y="2.777cm"/>
          <text:p text:style-name="P1"><text:span text:style-name="T4">Synch</text:span></text:p>
          <text:p text:style-name="P1"><text:span text:style-name="T4">stage</text:span></text:p>
          <draw:enhanced-geometry svg:viewBox="0 0 21600 21600" draw:type="rectangle" draw:enhanced-path="M 0 0 L 21600 0 21600 21600 0 21600 0 0 Z N"/>
        </draw:custom-shape>
        <draw:connector draw:style-name="gr17" draw:text-style-name="P7" draw:layer="layout" svg:x1="9.434cm" svg:y1="16.749cm" svg:x2="4.111cm" svg:y2="16.749cm" draw:start-shape="id29" draw:start-glue-point="6" draw:end-shape="id30" draw:end-glue-point="4" svg:d="M9434 16749h-5323" svg:viewBox="0 0 5324 1">
          <text:p/>
        </draw:connector>
        <draw:connector draw:style-name="gr17" draw:text-style-name="P7" draw:layer="layout" svg:x1="3.857cm" svg:y1="17.636cm" svg:x2="9.434cm" svg:y2="17.636cm" draw:start-shape="id30" draw:start-glue-point="5" draw:end-shape="id29" draw:end-glue-point="7" svg:d="M3857 17636h5577" svg:viewBox="0 0 5578 1">
          <text:p/>
        </draw:connector>
        <draw:connector draw:style-name="gr11" draw:text-style-name="P7" draw:layer="layout" svg:x1="13.636cm" svg:y1="16.748cm" svg:x2="11.818cm" svg:y2="16.749cm" draw:start-shape="id26" draw:start-glue-point="6" draw:end-shape="id29" draw:end-glue-point="8" svg:d="M13636 16748h-909v1h-909" svg:viewBox="0 0 1819 2">
          <text:p/>
        </draw:connector>
        <draw:connector draw:style-name="gr11" draw:text-style-name="P7" draw:layer="layout" svg:x1="11.818cm" svg:y1="17.636cm" svg:x2="13.636cm" svg:y2="17.637cm" draw:start-shape="id29" draw:start-glue-point="9" draw:end-shape="id26" draw:end-glue-point="7" svg:d="M11818 17636h909v1h909" svg:viewBox="0 0 1819 2">
          <text:p/>
        </draw:connector>
        <draw:frame draw:style-name="gr32" draw:text-style-name="P9" draw:layer="layout" svg:width="5.739cm" svg:height="0.886cm" svg:x="1.814cm" svg:y="11.857cm">
          <draw:text-box>
            <text:p><text:span text:style-name="T4">40 MHz Clock region</text:span></text:p>
          </draw:text-box>
        </draw:frame>
        <draw:connector draw:style-name="gr8" draw:text-style-name="P1" draw:layer="layout" svg:x1="3.985cm" svg:y1="6.08cm" svg:x2="5.013cm" svg:y2="6.08cm" draw:start-shape="id31" draw:start-glue-point="1" draw:end-shape="id24" draw:end-glue-point="3" svg:d="M3985 6080h1028" svg:viewBox="0 0 1029 1">
          <text:p/>
        </draw:connector>
        <draw:custom-shape draw:style-name="gr14" draw:text-style-name="P1" xml:id="id31" draw:id="id31" draw:layer="layout" svg:width="1.651cm" svg:height="1.778cm" svg:x="2.334cm" svg:y="5.19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 xml:id="id18" draw:id="id18" draw:layer="layout" svg:width="1.651cm" svg:height="1.778cm" svg:x="2.334cm" svg:y="7.7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8" xml:id="id32" draw:id="id32" draw:layer="layout" svg:width="3.302cm" svg:height="0.754cm" svg:x="13.635cm" svg:y="11.095cm">
          <draw:glue-point draw:id="4" svg:x="5.002cm" svg:y="-1.818cm"/>
          <draw:glue-point draw:id="5" svg:x="5.002cm" svg:y="2.272cm"/>
          <text:p text:style-name="P1"><text:span text:style-name="T4">Enable</text:span></text:p>
          <draw:enhanced-geometry svg:viewBox="0 0 21600 21600" draw:type="rectangle" draw:enhanced-path="M 0 0 L 21600 0 21600 21600 0 21600 0 0 Z N"/>
        </draw:custom-shape>
        <draw:connector draw:style-name="gr11" draw:text-style-name="P10" draw:layer="layout" svg:x1="22.337cm" svg:y1="10.017cm" svg:x2="16.937cm" svg:y2="11.335cm" draw:start-shape="id20" draw:start-glue-point="7" draw:end-shape="id32" draw:end-glue-point="4" svg:d="M22337 10017h-2701v1318h-2699" svg:viewBox="0 0 5401 1319">
          <text:p/>
        </draw:connector>
        <draw:custom-shape draw:style-name="gr19" draw:text-style-name="P7" draw:layer="layout" svg:width="15.24cm" svg:height="7.112cm" svg:x="1.635cm" svg:y="11.795cm">
          <text:p/>
          <draw:enhanced-geometry svg:viewBox="0 0 21600 21600" draw:type="rectangle" draw:enhanced-path="M 0 0 L 21600 0 21600 21600 0 21600 0 0 Z N"/>
        </draw:custom-shape>
        <draw:connector draw:style-name="gr20" draw:text-style-name="P1" draw:layer="layout" draw:line-skew="-0.236cm" svg:x1="13.635cm" svg:y1="11.472cm" svg:x2="13.635cm" svg:y2="6.588cm" draw:start-shape="id32" draw:start-glue-point="3" draw:end-shape="id19" draw:end-glue-point="4" svg:d="M13635 11472h-762v-4884h762" svg:viewBox="0 0 763 4885">
          <text:p/>
        </draw:connector>
        <draw:frame draw:style-name="gr21" draw:text-style-name="P11" draw:layer="layout" svg:width="2.686cm" svg:height="0.886cm" svg:x="21.225cm" svg:y="15.928cm">
          <draw:text-box>
            <text:p><text:span text:style-name="T5">Legend:</text:span></text:p>
          </draw:text-box>
        </draw:frame>
        <draw:frame draw:style-name="gr22" draw:text-style-name="P9" draw:layer="layout" svg:width="4.232cm" svg:height="0.886cm" svg:x="21.763cm" svg:y="16.928cm">
          <draw:text-box>
            <text:p><text:span text:style-name="T4">Main data path</text:span></text:p>
          </draw:text-box>
        </draw:frame>
        <draw:frame draw:style-name="gr33" draw:text-style-name="P9" draw:layer="layout" svg:width="6.708cm" svg:height="0.886cm" svg:x="21.763cm" svg:y="17.928cm">
          <draw:text-box>
            <text:p><text:span text:style-name="T4">Slow control and monitor</text:span></text:p>
          </draw:text-box>
        </draw:frame>
        <draw:line draw:style-name="gr24" draw:text-style-name="P1" draw:layer="layout" svg:x1="20.763cm" svg:y1="18.343cm" svg:x2="21.763cm" svg:y2="18.343cm">
          <text:p/>
        </draw:line>
        <draw:line draw:style-name="gr25" draw:text-style-name="P1" draw:layer="layout" svg:x1="20.763cm" svg:y1="17.343cm" svg:x2="21.763cm" svg:y2="17.343cm">
          <text:p/>
        </draw:line>
        <draw:frame draw:style-name="gr26" draw:text-style-name="P1" draw:layer="layout" svg:width="14.637cm" svg:height="0.962cm" svg:x="1.095cm" svg:y="1.054cm">
          <draw:text-box>
            <text:p text:style-name="P1">Wupper <text:span text:style-name="T7">firmware structure</text:span> block diagram</text:p>
          </draw:text-box>
        </draw:frame>
      </draw:page>
      <draw:page draw:name="page3" draw:style-name="dp1" draw:master-page-name="Default">
        <draw:custom-shape draw:style-name="gr2" draw:text-style-name="P13" xml:id="id33" draw:id="id33" draw:layer="layout" svg:width="3.175cm" svg:height="2.286cm" svg:x="3.046cm" svg:y="2.397cm">
          <text:p text:style-name="P1"><text:span text:style-name="T8">IDL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3" xml:id="id34" draw:id="id34" draw:layer="layout" svg:width="3.175cm" svg:height="2.286cm" svg:x="3.046cm" svg:y="6.08cm">
          <text:p text:style-name="P1"><text:span text:style-name="T8">Tvali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11" draw:text-style-name="P13" draw:layer="layout" svg:x1="4.634cm" svg:y1="4.683cm" svg:x2="4.634cm" svg:y2="6.08cm" draw:start-shape="id33" draw:start-glue-point="6" draw:end-shape="id34" draw:end-glue-point="4" svg:d="M4634 4683v1397" svg:viewBox="0 0 1 1398">
          <text:p/>
        </draw:connector>
        <draw:custom-shape draw:style-name="gr2" draw:text-style-name="P13" xml:id="id35" draw:id="id35" draw:layer="layout" svg:width="3.048cm" svg:height="2.286cm" svg:x="10.392cm" svg:y="6.08cm">
          <text:p text:style-name="P1"><text:span text:style-name="T8">req_type</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11" draw:text-style-name="P13" draw:layer="layout" svg:x1="6.221cm" svg:y1="7.223cm" svg:x2="10.392cm" svg:y2="7.223cm" draw:start-shape="id34" draw:start-glue-point="7" draw:end-shape="id35" draw:end-glue-point="5" svg:d="M6221 7223h4171" svg:viewBox="0 0 4172 1">
          <text:p/>
        </draw:connector>
        <draw:custom-shape draw:style-name="gr2" draw:text-style-name="P15" xml:id="id36" draw:id="id36" draw:layer="layout" svg:width="5.709cm" svg:height="2.159cm" svg:x="15.097cm" svg:y="2.524cm">
          <text:p text:style-name="P14"><text:span text:style-name="T8">READ_REGISTER</text:span></text:p>
          <text:p text:style-name="P14"><text:span text:style-name="T9">Tdata &lt;= register(address)</text:span></text:p>
          <draw:enhanced-geometry svg:viewBox="0 0 21600 21600" draw:mirror-horizontal="false" draw:mirror-vertical="false" draw:type="rectangle" draw:enhanced-path="M 0 0 L 21600 0 21600 21600 0 21600 0 0 Z N"/>
        </draw:custom-shape>
        <draw:connector draw:style-name="gr11" draw:text-style-name="P13" draw:layer="layout" svg:x1="11.916cm" svg:y1="6.08cm" svg:x2="15.097cm" svg:y2="3.603cm" draw:start-shape="id35" draw:start-glue-point="4" draw:end-shape="id36" draw:end-glue-point="3" svg:d="M11916 6080v-2477h3181" svg:viewBox="0 0 3182 2478">
          <text:p/>
        </draw:connector>
        <draw:custom-shape draw:style-name="gr2" draw:text-style-name="P15" xml:id="id37" draw:id="id37" draw:layer="layout" svg:width="5.588cm" svg:height="2.286cm" svg:x="15.224cm" svg:y="6.588cm">
          <text:p text:style-name="P14"><text:span text:style-name="T8">WRITE_REGISTER</text:span></text:p>
          <text:p text:style-name="P14"><text:span text:style-name="T9">register(address) &lt;= Tdata</text:span></text:p>
          <draw:enhanced-geometry svg:viewBox="0 0 21600 21600" draw:mirror-horizontal="false" draw:mirror-vertical="false" draw:type="rectangle" draw:enhanced-path="M 0 0 L 21600 0 21600 21600 0 21600 0 0 Z N"/>
        </draw:custom-shape>
        <draw:custom-shape draw:style-name="gr2" draw:text-style-name="P15" xml:id="id38" draw:id="id38" draw:layer="layout" svg:width="6.858cm" svg:height="2.413cm" svg:x="14.081cm" svg:y="10.652cm">
          <text:p text:style-name="P14"><text:span text:style-name="T4">SEND_UNKNOWN_REQ</text:span></text:p>
          <text:p text:style-name="P14"><text:span text:style-name="T10">completion_status &lt;= “001”</text:span></text:p>
          <draw:enhanced-geometry svg:viewBox="0 0 21600 21600" draw:mirror-horizontal="false" draw:mirror-vertical="false" draw:type="rectangle" draw:enhanced-path="M 0 0 L 21600 0 21600 21600 0 21600 0 0 Z N"/>
        </draw:custom-shape>
        <draw:custom-shape draw:style-name="gr2" draw:text-style-name="P16" xml:id="id45" draw:id="id45" draw:layer="layout" svg:width="4.953cm" svg:height="3.175cm" svg:x="3.667cm" svg:y="13.954cm">
          <text:p text:style-name="P1"><text:span text:style-name="T11">Seen tlast?</text:span></text:p>
          <text:p text:style-name="P1"><text:span text:style-name="T11">Or</text:span></text:p>
          <text:p text:style-name="P1"><text:span text:style-name="T11">timeout</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3" xml:id="id44" draw:id="id44" draw:layer="layout" svg:width="3.175cm" svg:height="2.413cm" svg:x="9.509cm" svg:y="14.335cm">
          <text:p text:style-name="P1"><text:span text:style-name="T8">Wait for tlast</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1" draw:text-style-name="P13" draw:layer="layout" svg:x1="13.44cm" svg:y1="7.223cm" svg:x2="15.224cm" svg:y2="7.731cm" draw:start-shape="id35" draw:start-glue-point="7" draw:end-shape="id37" draw:end-glue-point="3" svg:d="M13440 7223h893v508h891" svg:viewBox="0 0 1785 509">
          <text:p/>
        </draw:connector>
        <draw:connector draw:style-name="gr11" draw:text-style-name="P13" draw:layer="layout" svg:x1="11.916cm" svg:y1="8.366cm" svg:x2="14.081cm" svg:y2="11.858cm" draw:start-shape="id35" draw:start-glue-point="6" draw:end-shape="id38" draw:end-glue-point="3" svg:d="M11916 8366v3492h2165" svg:viewBox="0 0 2166 3493">
          <text:p/>
        </draw:connector>
        <draw:connector draw:style-name="gr11" draw:text-style-name="P13" draw:layer="layout" draw:line-skew="0.743cm" svg:x1="25.003cm" svg:y1="3.604cm" svg:x2="25.003cm" svg:y2="15.542cm" draw:start-shape="id39" draw:start-glue-point="7" draw:end-shape="id40" draw:end-glue-point="7" svg:d="M25003 3604h1270v11938h-1270" svg:viewBox="0 0 1271 11939">
          <text:p/>
        </draw:connector>
        <draw:connector draw:style-name="gr11" draw:text-style-name="P13" draw:layer="layout" svg:x1="20.812cm" svg:y1="7.731cm" svg:x2="21.955cm" svg:y2="7.731cm" draw:start-shape="id37" draw:start-glue-point="1" draw:end-shape="id41" draw:end-glue-point="5" svg:d="M20812 7731h1143" svg:viewBox="0 0 1144 1">
          <text:p/>
        </draw:connector>
        <draw:connector draw:style-name="gr11" draw:text-style-name="P13" draw:layer="layout" svg:x1="20.939cm" svg:y1="11.858cm" svg:x2="21.955cm" svg:y2="11.859cm" draw:start-shape="id38" draw:start-glue-point="1" draw:end-shape="id42" draw:end-glue-point="5" svg:d="M20939 11858h508v1h508" svg:viewBox="0 0 1017 2">
          <text:p/>
        </draw:connector>
        <draw:frame draw:style-name="gr34" draw:text-style-name="P17" draw:layer="layout" svg:width="1.778cm" svg:height="1.673cm" svg:x="6.08cm" svg:y="7.35cm">
          <draw:text-box>
            <text:p><text:span text:style-name="T8">Yes</text:span></text:p>
          </draw:text-box>
        </draw:frame>
        <draw:frame draw:style-name="gr35" draw:text-style-name="P17" draw:layer="layout" svg:width="1.315cm" svg:height="0.962cm" svg:x="1.889cm" svg:y="6.494cm">
          <draw:text-box>
            <text:p><text:span text:style-name="T8">No</text:span></text:p>
          </draw:text-box>
        </draw:frame>
        <draw:frame draw:style-name="gr36" draw:text-style-name="P17" draw:layer="layout" svg:width="3.127cm" svg:height="1.521cm" svg:x="12.684cm" svg:y="3.694cm">
          <draw:text-box>
            <text:p><text:span text:style-name="T8">Read</text:span></text:p>
            <text:p><text:span text:style-name="T8">IO/MEM</text:span></text:p>
          </draw:text-box>
        </draw:frame>
        <draw:frame draw:style-name="gr37" draw:text-style-name="P17" draw:layer="layout" svg:width="3.556cm" svg:height="1.673cm" svg:x="12.711cm" svg:y="5.523cm">
          <draw:text-box>
            <text:p><text:span text:style-name="T8">Write IO/MEM</text:span></text:p>
          </draw:text-box>
        </draw:frame>
        <draw:frame draw:style-name="gr38" draw:text-style-name="P17" draw:layer="layout" svg:width="2.267cm" svg:height="0.962cm" svg:x="12.049cm" svg:y="8.493cm">
          <draw:text-box>
            <text:p><text:span text:style-name="T8">others</text:span></text:p>
          </draw:text-box>
        </draw:frame>
        <draw:frame draw:style-name="gr35" draw:text-style-name="P17" draw:layer="layout" svg:width="1.315cm" svg:height="0.962cm" svg:x="23.352cm" svg:y="9.923cm">
          <draw:text-box>
            <text:p><text:span text:style-name="T8">No</text:span></text:p>
          </draw:text-box>
        </draw:frame>
        <draw:frame draw:style-name="gr39" draw:text-style-name="P17" draw:layer="layout" svg:width="1.594cm" svg:height="0.962cm" svg:x="24.876cm" svg:y="2.905cm">
          <draw:text-box>
            <text:p><text:span text:style-name="T8">Yes</text:span></text:p>
          </draw:text-box>
        </draw:frame>
        <draw:frame draw:style-name="gr40" draw:text-style-name="P18" draw:layer="layout" svg:width="9.595cm" svg:height="0.962cm" svg:x="0.896cm" svg:y="0.914cm">
          <draw:text-box>
            <text:p><text:span text:style-name="T12">Register / Descriptor read / write</text:span></text:p>
          </draw:text-box>
        </draw:frame>
        <draw:custom-shape draw:style-name="gr2" draw:text-style-name="P13" xml:id="id39" draw:id="id39" draw:layer="layout" svg:width="3.048cm" svg:height="2.413cm" svg:x="21.955cm" svg:y="2.397cm">
          <text:p text:style-name="P1"><text:span text:style-name="T8">Tread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3" xml:id="id41" draw:id="id41" draw:layer="layout" svg:width="3.048cm" svg:height="2.54cm" svg:x="21.955cm" svg:y="6.461cm">
          <text:p text:style-name="P1"><text:span text:style-name="T8">Tread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3" xml:id="id42" draw:id="id42" draw:layer="layout" svg:width="3.048cm" svg:height="2.413cm" svg:x="21.955cm" svg:y="10.652cm">
          <text:p text:style-name="P1"><text:span text:style-name="T8">Tread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11" draw:text-style-name="P19" draw:layer="layout" svg:x1="20.806cm" svg:y1="3.603cm" svg:x2="21.955cm" svg:y2="3.604cm" draw:start-shape="id36" draw:start-glue-point="1" draw:end-shape="id39" draw:end-glue-point="5" svg:d="M20806 3603h574v1h575" svg:viewBox="0 0 1150 2">
          <text:p/>
        </draw:connector>
        <draw:connector draw:style-name="gr11" draw:text-style-name="P19" draw:layer="layout" svg:x1="23.479cm" svg:y1="2.397cm" svg:x2="17.951cm" svg:y2="2.524cm" draw:start-shape="id39" draw:start-glue-point="4" draw:end-shape="id36" svg:d="M23479 2397v-527h-5528v654" svg:viewBox="0 0 5529 655">
          <text:p/>
        </draw:connector>
        <draw:connector draw:style-name="gr11" draw:text-style-name="P19" draw:layer="layout" svg:x1="23.479cm" svg:y1="6.461cm" svg:x2="18.018cm" svg:y2="6.588cm" draw:start-shape="id41" draw:start-glue-point="4" draw:end-shape="id37" svg:d="M23479 6461v-526h-5461v653" svg:viewBox="0 0 5462 654">
          <text:p/>
        </draw:connector>
        <draw:connector draw:style-name="gr11" draw:text-style-name="P19" draw:layer="layout" svg:x1="23.479cm" svg:y1="10.652cm" svg:x2="17.51cm" svg:y2="10.652cm" draw:start-shape="id42" draw:start-glue-point="4" draw:end-shape="id38" svg:d="M23479 10652v-527h-5969v527" svg:viewBox="0 0 5970 528">
          <text:p/>
        </draw:connector>
        <draw:connector draw:style-name="gr41" draw:text-style-name="P19" draw:layer="layout" draw:line-skew="0.743cm" svg:x1="25.003cm" svg:y1="7.731cm" svg:x2="25.003cm" svg:y2="15.542cm" draw:start-shape="id41" draw:start-glue-point="7" draw:end-shape="id40" draw:end-glue-point="7" svg:d="M25003 7731h1270v7811h-1270" svg:viewBox="0 0 1271 7812">
          <text:p/>
        </draw:connector>
        <draw:connector draw:style-name="gr11" draw:text-style-name="P19" draw:layer="layout" draw:line-skew="0.743cm" svg:x1="25.003cm" svg:y1="11.859cm" svg:x2="25.003cm" svg:y2="15.542cm" draw:start-shape="id42" draw:start-glue-point="7" draw:end-shape="id40" draw:end-glue-point="7" svg:d="M25003 11859h1270v3683h-1270" svg:viewBox="0 0 1271 3684">
          <text:p/>
        </draw:connector>
        <draw:custom-shape draw:style-name="gr2" draw:text-style-name="P15" xml:id="id43" draw:id="id43" draw:layer="layout" svg:width="6.604cm" svg:height="2.159cm" svg:x="14.208cm" svg:y="14.462cm">
          <text:p text:style-name="P14"><text:span text:style-name="T8">SEND_COMP_ABORT</text:span></text:p>
          <text:p text:style-name="P14"><text:span text:style-name="T10">completion_status &lt;= “100”</text:span></text:p>
          <draw:enhanced-geometry svg:viewBox="0 0 21600 21600" draw:mirror-horizontal="false" draw:mirror-vertical="false" draw:type="rectangle" draw:enhanced-path="M 0 0 L 21600 0 21600 21600 0 21600 0 0 Z N"/>
        </draw:custom-shape>
        <draw:custom-shape draw:style-name="gr2" draw:text-style-name="P13" xml:id="id40" draw:id="id40" draw:layer="layout" svg:width="3.048cm" svg:height="2.413cm" svg:x="21.955cm" svg:y="14.335cm">
          <text:p text:style-name="P1"><text:span text:style-name="T8">Seen tlast?</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11" draw:text-style-name="P13" draw:layer="layout" svg:x1="21.955cm" svg:y1="15.542cm" svg:x2="20.812cm" svg:y2="15.541cm" draw:start-shape="id40" draw:start-glue-point="5" draw:end-shape="id43" draw:end-glue-point="1" svg:d="M21955 15542h-571v-1h-572" svg:viewBox="0 0 1144 2">
          <text:p/>
        </draw:connector>
        <draw:connector draw:style-name="gr11" draw:text-style-name="P13" draw:layer="layout" draw:line-skew="0.363cm -0.63cm" svg:x1="23.479cm" svg:y1="16.748cm" svg:x2="3.046cm" svg:y2="3.54cm" draw:start-shape="id40" draw:start-glue-point="6" draw:end-shape="id33" draw:end-glue-point="5" svg:d="M23479 16748v889h-21590v-14097h1157" svg:viewBox="0 0 21591 14098">
          <text:p/>
        </draw:connector>
        <draw:connector draw:style-name="gr11" draw:text-style-name="P13" draw:layer="layout" svg:x1="14.208cm" svg:y1="15.541cm" svg:x2="12.684cm" svg:y2="15.542cm" draw:start-shape="id43" draw:start-glue-point="3" draw:end-shape="id44" draw:end-glue-point="7" svg:d="M14208 15541h-762v1h-762" svg:viewBox="0 0 1525 2">
          <text:p/>
        </draw:connector>
        <draw:connector draw:style-name="gr11" draw:text-style-name="P13" draw:layer="layout" svg:x1="9.509cm" svg:y1="15.542cm" svg:x2="8.62cm" svg:y2="15.542cm" draw:start-shape="id44" draw:start-glue-point="5" draw:end-shape="id45" draw:end-glue-point="7" svg:d="M9509 15542h-889" svg:viewBox="0 0 890 1">
          <text:p/>
        </draw:connector>
        <draw:connector draw:style-name="gr11" draw:text-style-name="P13" draw:layer="layout" draw:line-skew="-0.63cm" svg:x1="3.667cm" svg:y1="15.542cm" svg:x2="3.046cm" svg:y2="3.54cm" draw:start-shape="id45" draw:start-glue-point="5" draw:end-shape="id33" svg:d="M3667 15542h-1778v-12002h1157" svg:viewBox="0 0 1779 12003">
          <text:p/>
        </draw:connector>
        <draw:connector draw:style-name="gr11" draw:text-style-name="P13" draw:layer="layout" svg:x1="6.144cm" svg:y1="13.954cm" svg:x2="11.097cm" svg:y2="14.335cm" draw:start-shape="id45" draw:start-glue-point="4" draw:end-shape="id44" draw:end-glue-point="4" svg:d="M6144 13954v-527h4953v908" svg:viewBox="0 0 4954 909">
          <text:p/>
        </draw:connector>
        <draw:frame draw:style-name="gr35" draw:text-style-name="P17" draw:layer="layout" svg:width="1.315cm" svg:height="0.962cm" svg:x="23.451cm" svg:y="1.668cm">
          <draw:text-box>
            <text:p><text:span text:style-name="T8">No</text:span></text:p>
          </draw:text-box>
        </draw:frame>
        <draw:frame draw:style-name="gr35" draw:text-style-name="P17" draw:layer="layout" svg:width="1.315cm" svg:height="0.962cm" svg:x="23.324cm" svg:y="5.732cm">
          <draw:text-box>
            <text:p><text:span text:style-name="T8">No</text:span></text:p>
          </draw:text-box>
        </draw:frame>
        <draw:frame draw:style-name="gr35" draw:text-style-name="P17" draw:layer="layout" svg:width="1.315cm" svg:height="0.962cm" svg:x="21.038cm" svg:y="14.589cm">
          <draw:text-box>
            <text:p><text:span text:style-name="T8">No</text:span></text:p>
          </draw:text-box>
        </draw:frame>
        <draw:frame draw:style-name="gr39" draw:text-style-name="P17" draw:layer="layout" svg:width="1.594cm" svg:height="0.962cm" svg:x="24.7cm" svg:y="6.842cm">
          <draw:text-box>
            <text:p><text:span text:style-name="T8">Yes</text:span></text:p>
          </draw:text-box>
        </draw:frame>
        <draw:frame draw:style-name="gr39" draw:text-style-name="P17" draw:layer="layout" svg:width="1.594cm" svg:height="0.962cm" svg:x="24.827cm" svg:y="10.906cm">
          <draw:text-box>
            <text:p><text:span text:style-name="T8">Yes</text:span></text:p>
          </draw:text-box>
        </draw:frame>
        <draw:frame draw:style-name="gr39" draw:text-style-name="P17" draw:layer="layout" svg:width="1.594cm" svg:height="0.962cm" svg:x="24.827cm" svg:y="14.462cm">
          <draw:text-box>
            <text:p><text:span text:style-name="T8">Yes</text:span></text:p>
          </draw:text-box>
        </draw:frame>
        <draw:frame draw:style-name="gr39" draw:text-style-name="P17" draw:layer="layout" svg:width="1.594cm" svg:height="0.962cm" svg:x="23.733cm" svg:y="16.654cm">
          <draw:text-box>
            <text:p><text:span text:style-name="T8">Yes</text:span></text:p>
          </draw:text-box>
        </draw:frame>
        <draw:frame draw:style-name="gr39" draw:text-style-name="P17" draw:layer="layout" svg:width="1.594cm" svg:height="0.962cm" svg:x="2.524cm" svg:y="14.749cm">
          <draw:text-box>
            <text:p><text:span text:style-name="T8">Yes</text:span></text:p>
          </draw:text-box>
        </draw:frame>
        <draw:frame draw:style-name="gr35" draw:text-style-name="P17" draw:layer="layout" svg:width="1.315cm" svg:height="0.962cm" svg:x="5.671cm" svg:y="12.684cm">
          <draw:text-box>
            <text:p><text:span text:style-name="T8">No</text:span></text:p>
          </draw:text-box>
        </draw:frame>
        <draw:connector draw:style-name="gr11" draw:text-style-name="P13" draw:layer="layout" draw:line-skew="-0.63cm" svg:x1="3.046cm" svg:y1="7.223cm" svg:x2="3.046cm" svg:y2="3.54cm" draw:start-shape="id34" draw:start-glue-point="5" draw:end-shape="id33" draw:end-glue-point="5" svg:d="M3046 7223h-1157v-3683h1157" svg:viewBox="0 0 1158 3684">
          <text:p/>
        </draw:connector>
      </draw:page>
      <draw:page draw:name="page4" draw:style-name="dp1" draw:master-page-name="Default">
        <draw:custom-shape draw:style-name="gr2" draw:text-style-name="P13" xml:id="id46" draw:id="id46" draw:layer="layout" svg:width="4.318cm" svg:height="3.048cm" svg:x="1.889cm" svg:y="1.883cm">
          <text:p text:style-name="P1"><text:span text:style-name="T8">IDLE</text:span></text:p>
          <draw:enhanced-geometry svg:viewBox="0 0 21600 21600" draw:type="rectangle" draw:enhanced-path="M 0 0 L 21600 0 21600 21600 0 21600 0 0 Z N"/>
        </draw:custom-shape>
        <draw:custom-shape draw:style-name="gr2" draw:text-style-name="P16" xml:id="id47" draw:id="id47" draw:layer="layout" svg:width="4.064cm" svg:height="2.794cm" svg:x="6.969cm" svg:y="2.01cm">
          <text:p text:style-name="P1"><text:span text:style-name="T11">Descr enable?</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1" draw:text-style-name="P13" draw:layer="layout" svg:x1="6.207cm" svg:y1="3.407cm" svg:x2="6.969cm" svg:y2="3.407cm" draw:start-shape="id46" draw:start-glue-point="1" draw:end-shape="id47" draw:end-glue-point="5" svg:d="M6207 3407h762" svg:viewBox="0 0 763 1">
          <text:p/>
        </draw:connector>
        <draw:connector draw:style-name="gr11" draw:text-style-name="P13" draw:layer="layout" draw:line-skew="0.369cm" svg:x1="9.001cm" svg:y1="4.804cm" svg:x2="4.048cm" svg:y2="4.931cm" draw:start-shape="id47" draw:start-glue-point="6" draw:end-shape="id46" svg:d="M9001 4804v1022h-4953v-895" svg:viewBox="0 0 4954 1023">
          <text:p/>
        </draw:connector>
        <draw:custom-shape draw:style-name="gr2" draw:text-style-name="P20" xml:id="id48" draw:id="id48" draw:layer="layout" svg:width="4.318cm" svg:height="2.794cm" svg:x="12.049cm" svg:y="2.01cm">
          <text:p text:style-name="P1"><text:span text:style-name="T13">Descr Read </text:span></text:p>
          <text:p text:style-name="P1"><text:span text:style-name="T13">(not write)?</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11" draw:text-style-name="P13" draw:layer="layout" svg:x1="11.033cm" svg:y1="3.407cm" svg:x2="12.049cm" svg:y2="3.407cm" draw:start-shape="id47" draw:start-glue-point="7" draw:end-shape="id48" draw:end-glue-point="5" svg:d="M11033 3407h1016" svg:viewBox="0 0 1017 1">
          <text:p/>
        </draw:connector>
        <draw:custom-shape draw:style-name="gr2" draw:text-style-name="P13" xml:id="id49" draw:id="id49" draw:layer="layout" svg:width="4.699cm" svg:height="3.048cm" svg:x="17.048cm" svg:y="1.883cm">
          <text:p text:style-name="P1"><text:span text:style-name="T8">START_READ</text:span></text:p>
          <text:p text:style-name="P1"><text:span text:style-name="T8">Send Read</text:span></text:p>
          <text:p text:style-name="P1"><text:span text:style-name="T8">request header</text:span></text:p>
          <draw:enhanced-geometry svg:viewBox="0 0 21600 21600" draw:glue-points="10800 0 0 10800 10800 21600 21600 10800" draw:type="flowchart-process" draw:enhanced-path="M 0 0 L 21600 0 21600 21600 0 21600 0 0 Z N"/>
        </draw:custom-shape>
        <draw:connector draw:style-name="gr11" draw:text-style-name="P13" draw:layer="layout" svg:x1="16.367cm" svg:y1="3.407cm" svg:x2="17.048cm" svg:y2="3.407cm" draw:start-shape="id48" draw:start-glue-point="7" draw:end-shape="id49" draw:end-glue-point="5" svg:d="M16367 3407h681" svg:viewBox="0 0 682 1">
          <text:p/>
        </draw:connector>
        <draw:connector draw:style-name="gr11" draw:text-style-name="P13" draw:layer="layout" draw:line-skew="0.033cm" svg:x1="28.127cm" svg:y1="3.407cm" svg:x2="20.685cm" svg:y2="17.568cm" draw:start-shape="id50" draw:start-glue-point="7" draw:end-shape="id51" draw:end-glue-point="7" svg:d="M28127 3407h559v14161h-8001" svg:viewBox="0 0 8002 14162">
          <text:p/>
        </draw:connector>
        <draw:custom-shape draw:style-name="gr2" draw:text-style-name="P13" xml:id="id52" draw:id="id52" draw:layer="layout" svg:width="4.699cm" svg:height="3.048cm" svg:x="17.076cm" svg:y="5.207cm">
          <text:p text:style-name="P1"><text:span text:style-name="T8">START_WRITE</text:span></text:p>
          <text:p text:style-name="P1"><text:span text:style-name="T8">Send Write</text:span></text:p>
          <text:p text:style-name="P1"><text:span text:style-name="T8">request </text:span></text:p>
          <text:p text:style-name="P1"><text:span text:style-name="T8">Header + data</text:span></text:p>
          <draw:enhanced-geometry svg:viewBox="0 0 21600 21600" draw:glue-points="10800 0 0 10800 10800 21600 21600 10800" draw:type="flowchart-process" draw:enhanced-path="M 0 0 L 21600 0 21600 21600 0 21600 0 0 Z N"/>
        </draw:custom-shape>
        <draw:custom-shape draw:style-name="gr2" draw:text-style-name="P13" xml:id="id54" draw:id="id54" draw:layer="layout" svg:width="4.699cm" svg:height="3.048cm" svg:x="22.578cm" svg:y="9.306cm">
          <text:p text:style-name="P1"><text:span text:style-name="T8">CONT_WRITE</text:span></text:p>
          <text:p text:style-name="P1"><text:span text:style-name="T8">Data</text:span></text:p>
          <draw:enhanced-geometry svg:viewBox="0 0 21600 21600" draw:glue-points="10800 0 0 10800 10800 21600 21600 10800" draw:type="flowchart-process" draw:enhanced-path="M 0 0 L 21600 0 21600 21600 0 21600 0 0 Z N"/>
        </draw:custom-shape>
        <draw:custom-shape draw:style-name="gr2" draw:text-style-name="P13" xml:id="id53" draw:id="id53" draw:layer="layout" svg:width="4.572cm" svg:height="3.302cm" svg:x="22.641cm" svg:y="5.045cm">
          <text:p text:style-name="P1"><text:span text:style-name="T8">dword_count</text:span></text:p>
          <text:p text:style-name="P1"><text:span text:style-name="T8">&gt; 4?</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1" draw:text-style-name="P13" draw:layer="layout" svg:x1="14.208cm" svg:y1="4.804cm" svg:x2="17.076cm" svg:y2="6.731cm" draw:start-shape="id48" draw:start-glue-point="6" draw:end-shape="id52" draw:end-glue-point="5" svg:d="M14208 4804v1927h2868" svg:viewBox="0 0 2869 1928">
          <text:p/>
        </draw:connector>
        <draw:connector draw:style-name="gr11" draw:text-style-name="P13" draw:layer="layout" svg:x1="21.775cm" svg:y1="6.731cm" svg:x2="22.641cm" svg:y2="6.696cm" draw:start-shape="id52" draw:start-glue-point="7" draw:end-shape="id53" draw:end-glue-point="5" svg:d="M21775 6731h433v-35h433" svg:viewBox="0 0 867 36">
          <text:p/>
        </draw:connector>
        <draw:connector draw:style-name="gr11" draw:text-style-name="P13" draw:layer="layout" svg:x1="24.927cm" svg:y1="8.347cm" svg:x2="24.928cm" svg:y2="9.306cm" draw:start-shape="id53" draw:start-glue-point="6" draw:end-shape="id54" draw:end-glue-point="4" svg:d="M24927 8347v480h1v479" svg:viewBox="0 0 2 960">
          <text:p/>
        </draw:connector>
        <draw:connector draw:style-name="gr11" draw:text-style-name="P13" draw:layer="layout" svg:x1="24.928cm" svg:y1="12.354cm" svg:x2="24.928cm" svg:y2="13.827cm" draw:start-shape="id54" draw:start-glue-point="6" draw:end-shape="id55" draw:end-glue-point="4" svg:d="M24928 12354v1473" svg:viewBox="0 0 1 1474">
          <text:p/>
        </draw:connector>
        <draw:frame draw:style-name="gr42" draw:text-style-name="P17" draw:layer="layout" svg:width="1.421cm" svg:height="0.967cm" svg:x="10.525cm" svg:y="2.27cm">
          <draw:text-box>
            <text:p><text:span text:style-name="T8">Yes</text:span></text:p>
          </draw:text-box>
        </draw:frame>
        <draw:custom-shape draw:style-name="gr2" draw:text-style-name="P13" xml:id="id56" draw:id="id56" draw:layer="layout" svg:width="5.08cm" svg:height="3.048cm" svg:x="1.508cm" svg:y="6.588cm">
          <text:p text:style-name="P1"><text:span text:style-name="T8">Disable descriptor</text:span></text:p>
          <text:p text:style-name="P1"><text:span text:style-name="T8">Or</text:span></text:p>
          <text:p text:style-name="P1"><text:span text:style-name="T8">Start at start_addr </text:span></text:p>
          <text:p text:style-name="P1"><text:span text:style-name="T8">if wrap aroun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11" draw:text-style-name="P13" draw:layer="layout" svg:x1="4.048cm" svg:y1="6.588cm" svg:x2="4.048cm" svg:y2="4.931cm" draw:start-shape="id56" draw:end-shape="id46" draw:end-glue-point="2" svg:d="M4048 6588v-1657" svg:viewBox="0 0 1 1658">
          <text:p/>
        </draw:connector>
        <draw:connector draw:style-name="gr11" draw:text-style-name="P13" draw:layer="layout" draw:line-skew="0.946cm" svg:x1="27.213cm" svg:y1="6.696cm" svg:x2="20.685cm" svg:y2="17.568cm" draw:start-shape="id53" draw:start-glue-point="7" draw:end-shape="id51" draw:end-glue-point="7" svg:d="M27213 6696h1473v10872h-8001" svg:viewBox="0 0 8002 10873">
          <text:p/>
        </draw:connector>
        <draw:frame draw:style-name="gr43" draw:text-style-name="P17" draw:layer="layout" svg:width="1.421cm" svg:height="0.886cm" svg:x="15.605cm" svg:y="2.273cm">
          <draw:text-box>
            <text:p><text:span text:style-name="T8">Yes</text:span></text:p>
          </draw:text-box>
        </draw:frame>
        <draw:frame draw:style-name="gr44" draw:text-style-name="P17" draw:layer="layout" svg:width="1.222cm" svg:height="0.886cm" svg:x="14.256cm" svg:y="4.813cm">
          <draw:text-box>
            <text:p><text:span text:style-name="T8">No</text:span></text:p>
          </draw:text-box>
        </draw:frame>
        <draw:frame draw:style-name="gr43" draw:text-style-name="P17" draw:layer="layout" svg:width="1.421cm" svg:height="0.886cm" svg:x="24.852cm" svg:y="8.115cm">
          <draw:text-box>
            <text:p><text:span text:style-name="T8">Yes</text:span></text:p>
          </draw:text-box>
        </draw:frame>
        <draw:frame draw:style-name="gr44" draw:text-style-name="P17" draw:layer="layout" svg:width="1.222cm" svg:height="0.886cm" svg:x="27.035cm" svg:y="5.668cm">
          <draw:text-box>
            <text:p><text:span text:style-name="T8">No</text:span></text:p>
          </draw:text-box>
        </draw:frame>
        <draw:frame draw:style-name="gr45" draw:text-style-name="P17" draw:layer="layout" svg:width="1.222cm" svg:height="0.894cm" svg:x="7.525cm" svg:y="4.678cm">
          <draw:text-box>
            <text:p><text:span text:style-name="T8">No</text:span></text:p>
          </draw:text-box>
        </draw:frame>
        <draw:frame draw:style-name="gr46" draw:text-style-name="P18" draw:layer="layout" svg:width="10.01cm" svg:height="0.962cm" svg:x="0.894cm" svg:y="0.954cm">
          <draw:text-box>
            <text:p><text:span text:style-name="T12">DMA toHost path</text:span></text:p>
          </draw:text-box>
        </draw:frame>
        <draw:custom-shape draw:style-name="gr2" draw:text-style-name="P13" xml:id="id55" draw:id="id55" draw:layer="layout" svg:width="4.645cm" svg:height="3.302cm" svg:x="22.605cm" svg:y="13.827cm">
          <text:p text:style-name="P1"><text:span text:style-name="T8">word_count </text:span></text:p>
          <text:p text:style-name="P1"><text:span text:style-name="T8">Reached?</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1" draw:text-style-name="P19" draw:layer="layout" svg:x1="27.25cm" svg:y1="15.478cm" svg:x2="27.277cm" svg:y2="10.83cm" draw:start-shape="id55" draw:end-shape="id54" draw:end-glue-point="7" svg:d="M27250 15478h553v-4648h-526" svg:viewBox="0 0 554 4649">
          <text:p/>
        </draw:connector>
        <draw:connector draw:style-name="gr11" draw:text-style-name="P19" draw:layer="layout" svg:x1="22.605cm" svg:y1="15.478cm" svg:x2="20.685cm" svg:y2="17.568cm" draw:start-shape="id55" draw:start-glue-point="5" draw:end-shape="id51" draw:end-glue-point="7" svg:d="M22605 15478h-960v2090h-960" svg:viewBox="0 0 1921 2091">
          <text:p/>
        </draw:connector>
        <draw:frame draw:style-name="gr47" draw:text-style-name="P17" draw:layer="layout" svg:width="1.383cm" svg:height="0.886cm" svg:x="13.714cm" svg:y="11.417cm">
          <draw:text-box>
            <text:p><text:span text:style-name="T8">yes</text:span></text:p>
          </draw:text-box>
        </draw:frame>
        <draw:frame draw:style-name="gr48" draw:text-style-name="P17" draw:layer="layout" svg:width="1.129cm" svg:height="0.886cm" svg:x="27.144cm" svg:y="15.98cm">
          <draw:text-box>
            <text:p><text:span text:style-name="T8">no</text:span></text:p>
          </draw:text-box>
        </draw:frame>
        <draw:custom-shape draw:style-name="gr2" draw:text-style-name="P13" xml:id="id50" draw:id="id50" draw:layer="layout" svg:width="5.461cm" svg:height="2.54cm" svg:x="22.666cm" svg:y="2.137cm">
          <text:p text:style-name="P1"><text:span text:style-name="T8">Store TAG for DMA </text:span></text:p>
          <text:p text:style-name="P1"><text:span text:style-name="T8">Read <text:s/>Process</text:span></text:p>
          <text:p text:style-name="P1"><text:span text:style-name="T8">(array of 32 tag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11" draw:text-style-name="P19" draw:layer="layout" svg:x1="21.747cm" svg:y1="3.407cm" svg:x2="22.666cm" svg:y2="3.407cm" draw:start-shape="id49" draw:start-glue-point="7" draw:end-shape="id50" draw:end-glue-point="5" svg:d="M21747 3407h919" svg:viewBox="0 0 920 1">
          <text:p/>
        </draw:connector>
        <draw:custom-shape draw:style-name="gr2" draw:text-style-name="P13" xml:id="id51" draw:id="id51" draw:layer="layout" svg:width="4.572cm" svg:height="3.302cm" svg:x="16.113cm" svg:y="15.917cm">
          <text:p text:style-name="P1"><text:span text:style-name="T8">Wrap around?</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3" xml:id="id57" draw:id="id57" draw:layer="layout" svg:width="5.08cm" svg:height="3.81cm" svg:x="8.77cm" svg:y="15.67cm">
          <text:p text:style-name="P1"><text:span text:style-name="T8">PC &amp; DMA in</text:span></text:p>
          <text:p text:style-name="P1"><text:span text:style-name="T8">Same cycl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3" xml:id="id59" draw:id="id59" draw:layer="layout" svg:width="5.334cm" svg:height="3.81cm" svg:x="1.381cm" svg:y="10.398cm">
          <text:p text:style-name="P1"><text:span text:style-name="T8">curr_addr</text:span></text:p>
          <text:p text:style-name="P1"><text:span text:style-name="T8">&lt;</text:span></text:p>
          <text:p text:style-name="P1"><text:span text:style-name="T8">end_addr</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3" xml:id="id58" draw:id="id58" draw:layer="layout" svg:width="5.08cm" svg:height="3.81cm" svg:x="8.77cm" svg:y="10.423cm">
          <text:p text:style-name="P1"><text:span text:style-name="T8">curr_addr</text:span></text:p>
          <text:p text:style-name="P1"><text:span text:style-name="T8">&lt;</text:span></text:p>
          <text:p text:style-name="P1"><text:span text:style-name="T8">pc_pointer</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1" draw:text-style-name="P1" draw:layer="layout" svg:x1="16.113cm" svg:y1="17.568cm" svg:x2="13.85cm" svg:y2="17.575cm" draw:start-shape="id51" draw:end-shape="id57" draw:end-glue-point="7" svg:d="M16113 17568h-1131v7h-1132" svg:viewBox="0 0 2264 8">
          <text:p/>
        </draw:connector>
        <draw:connector draw:style-name="gr11" draw:text-style-name="P1" draw:layer="layout" svg:x1="11.31cm" svg:y1="15.67cm" svg:x2="11.31cm" svg:y2="14.233cm" draw:start-shape="id57" draw:start-glue-point="4" draw:end-shape="id58" draw:end-glue-point="6" svg:d="M11310 15670v-1437" svg:viewBox="0 0 1 1438">
          <text:p/>
        </draw:connector>
        <draw:connector draw:style-name="gr11" draw:text-style-name="P1" draw:layer="layout" draw:line-skew="0cm 0.743cm" svg:x1="13.85cm" svg:y1="12.328cm" svg:x2="11.31cm" svg:y2="14.233cm" draw:start-shape="id58" draw:start-glue-point="7" draw:end-shape="id58" draw:end-glue-point="6" svg:d="M13850 12328h527v3175h-3067v-1270" svg:viewBox="0 0 3068 3176">
          <text:p/>
        </draw:connector>
        <draw:connector draw:style-name="gr11" draw:text-style-name="P1" draw:layer="layout" svg:x1="11.31cm" svg:y1="10.423cm" svg:x2="12.049cm" svg:y2="3.407cm" draw:start-shape="id58" draw:start-glue-point="4" draw:end-shape="id48" draw:end-glue-point="5" svg:d="M11310 10423v-7016h739" svg:viewBox="0 0 740 7017">
          <text:p/>
        </draw:connector>
        <draw:connector draw:style-name="gr11" draw:text-style-name="P1" draw:layer="layout" svg:x1="4.048cm" svg:y1="15.959cm" svg:x2="4.048cm" svg:y2="14.208cm" draw:end-shape="id59" draw:end-glue-point="6" svg:d="M4048 15959v-1751" svg:viewBox="0 0 1 1752">
          <text:p/>
        </draw:connector>
        <draw:connector draw:style-name="gr11" draw:text-style-name="P1" draw:layer="layout" svg:x1="8.77cm" svg:y1="17.575cm" svg:x2="4.048cm" svg:y2="14.208cm" draw:start-shape="id57" draw:start-glue-point="5" draw:end-shape="id59" draw:end-glue-point="6" svg:d="M8770 17575h-4722v-3367" svg:viewBox="0 0 4723 3368">
          <text:p/>
        </draw:connector>
        <draw:connector draw:style-name="gr11" draw:text-style-name="P1" draw:layer="layout" svg:x1="4.048cm" svg:y1="10.398cm" svg:x2="4.048cm" svg:y2="9.636cm" draw:start-shape="id59" draw:start-glue-point="4" draw:end-shape="id56" draw:end-glue-point="6" svg:d="M4048 10398v-762" svg:viewBox="0 0 1 763">
          <text:p/>
        </draw:connector>
        <draw:connector draw:style-name="gr11" draw:text-style-name="P1" draw:layer="layout" svg:x1="6.715cm" svg:y1="12.303cm" svg:x2="10.172cm" svg:y2="6.674cm" draw:start-shape="id59" draw:start-glue-point="7" draw:end-shape="id60" draw:end-glue-point="2" svg:d="M6715 12303h1729v-5629h1728" svg:viewBox="0 0 3458 5630">
          <text:p/>
        </draw:connector>
        <draw:connector draw:style-name="gr11" draw:text-style-name="P1" xml:id="id60" draw:id="id60" draw:layer="layout" draw:line-skew="0.439cm" svg:x1="10.172cm" svg:y1="6.674cm" svg:x2="12.049cm" svg:y2="3.407cm" draw:end-shape="id48" draw:end-glue-point="5" svg:d="M10172 6674h1115v-3267h762" svg:viewBox="0 0 1878 3268">
          <text:p/>
        </draw:connector>
        <draw:frame draw:style-name="gr47" draw:text-style-name="P17" draw:layer="layout" svg:width="1.383cm" svg:height="0.886cm" svg:x="7.618cm" svg:y="16.494cm">
          <draw:text-box>
            <text:p><text:span text:style-name="T8">yes</text:span></text:p>
          </draw:text-box>
        </draw:frame>
        <draw:frame draw:style-name="gr48" draw:text-style-name="P17" draw:layer="layout" svg:width="1.129cm" svg:height="0.886cm" svg:x="10.271cm" svg:y="14.719cm">
          <draw:text-box>
            <text:p><text:span text:style-name="T8">no</text:span></text:p>
          </draw:text-box>
        </draw:frame>
        <draw:frame draw:style-name="gr47" draw:text-style-name="P17" draw:layer="layout" svg:width="1.383cm" svg:height="0.886cm" svg:x="15.097cm" svg:y="16.624cm">
          <draw:text-box>
            <text:p><text:span text:style-name="T8">yes</text:span></text:p>
          </draw:text-box>
        </draw:frame>
        <draw:frame draw:style-name="gr48" draw:text-style-name="P17" draw:layer="layout" svg:width="1.129cm" svg:height="0.886cm" svg:x="18.54cm" svg:y="19.034cm">
          <draw:text-box>
            <text:p><text:span text:style-name="T8">no</text:span></text:p>
          </draw:text-box>
        </draw:frame>
        <draw:frame draw:style-name="gr47" draw:text-style-name="P17" draw:layer="layout" svg:width="1.383cm" svg:height="0.886cm" svg:x="21.447cm" svg:y="14.338cm">
          <draw:text-box>
            <text:p><text:span text:style-name="T8">yes</text:span></text:p>
          </draw:text-box>
        </draw:frame>
        <draw:frame draw:style-name="gr48" draw:text-style-name="P17" draw:layer="layout" svg:width="1.129cm" svg:height="0.886cm" svg:x="11.301cm" svg:y="9.509cm">
          <draw:text-box>
            <text:p><text:span text:style-name="T8">no</text:span></text:p>
          </draw:text-box>
        </draw:frame>
        <draw:frame draw:style-name="gr47" draw:text-style-name="P17" draw:layer="layout" svg:width="1.383cm" svg:height="0.886cm" svg:x="6.729cm" svg:y="11.29cm">
          <draw:text-box>
            <text:p><text:span text:style-name="T8">yes</text:span></text:p>
          </draw:text-box>
        </draw:frame>
        <draw:frame draw:style-name="gr48" draw:text-style-name="P17" draw:layer="layout" svg:width="1.129cm" svg:height="0.886cm" svg:x="4.302cm" svg:y="9.639cm">
          <draw:text-box>
            <text:p><text:span text:style-name="T8">no</text:span></text:p>
          </draw:text-box>
        </draw:frame>
        <draw:connector draw:style-name="gr11" draw:text-style-name="P1" draw:layer="layout" draw:line-skew="0.177cm" svg:x1="18.399cm" svg:y1="19.219cm" svg:x2="4.048cm" svg:y2="14.208cm" draw:start-shape="id51" draw:start-glue-point="6" draw:end-shape="id59" draw:end-glue-point="6" svg:d="M18399 19219v704h-14351v-5715" svg:viewBox="0 0 14352 5716">
          <text:p/>
        </draw:connector>
      </draw:page>
      <draw:page draw:name="page5" draw:style-name="dp1" draw:master-page-name="Default">
        <draw:custom-shape draw:style-name="gr2" draw:text-style-name="P13" xml:id="id61" draw:id="id61" draw:layer="layout" svg:width="4.318cm" svg:height="3.048cm" svg:x="2.779cm" svg:y="3.795cm">
          <text:p text:style-name="P1"><text:span text:style-name="T8">IDLE</text:span></text:p>
          <draw:enhanced-geometry svg:viewBox="0 0 21600 21600" draw:type="rectangle" draw:enhanced-path="M 0 0 L 21600 0 21600 21600 0 21600 0 0 Z N"/>
        </draw:custom-shape>
        <draw:custom-shape draw:style-name="gr2" draw:text-style-name="P16" xml:id="id62" draw:id="id62" draw:layer="layout" svg:width="4.064cm" svg:height="3.555cm" svg:x="2.906cm" svg:y="7.859cm">
          <text:p text:style-name="P1"><text:span text:style-name="T11">Tvalid and </text:span></text:p>
          <text:p text:style-name="P1"><text:span text:style-name="T11">Contains</text:span></text:p>
          <text:p text:style-name="P1"><text:span text:style-name="T11">data?a</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11" draw:text-style-name="P13" draw:layer="layout" svg:x1="4.938cm" svg:y1="6.843cm" svg:x2="4.938cm" svg:y2="7.859cm" draw:start-shape="id61" draw:start-glue-point="2" draw:end-shape="id62" draw:end-glue-point="4" svg:d="M4938 6843v1016" svg:viewBox="0 0 1 1017">
          <text:p/>
        </draw:connector>
        <draw:connector draw:style-name="gr11" draw:text-style-name="P13" draw:layer="layout" draw:line-skew="-0.618cm" svg:x1="2.906cm" svg:y1="9.637cm" svg:x2="2.779cm" svg:y2="5.319cm" draw:start-shape="id62" draw:start-glue-point="5" draw:end-shape="id61" svg:d="M2906 9637h-1271v-4318h1144" svg:viewBox="0 0 1272 4319">
          <text:p/>
        </draw:connector>
        <draw:custom-shape draw:style-name="gr2" draw:text-style-name="P13" xml:id="id63" draw:id="id63" draw:layer="layout" svg:width="4.699cm" svg:height="3.048cm" svg:x="14.335cm" svg:y="8.112cm">
          <text:p text:style-name="P1"><text:span text:style-name="T8">PUSH_DATA</text:span></text:p>
          <text:p text:style-name="P1"><text:span text:style-name="T8">Push data</text:span></text:p>
          <text:p text:style-name="P1"><text:span text:style-name="T8">into FIFO</text:span></text:p>
          <draw:enhanced-geometry svg:viewBox="0 0 21600 21600" draw:glue-points="10800 0 0 10800 10800 21600 21600 10800" draw:type="flowchart-process" draw:enhanced-path="M 0 0 L 21600 0 21600 21600 0 21600 0 0 Z N"/>
        </draw:custom-shape>
        <draw:connector draw:style-name="gr11" draw:text-style-name="P13" draw:layer="layout" svg:x1="19.034cm" svg:y1="9.636cm" svg:x2="21.574cm" svg:y2="9.636cm" draw:start-shape="id63" draw:start-glue-point="7" draw:end-shape="id64" svg:d="M19034 9636h2540" svg:viewBox="0 0 2541 1">
          <text:p/>
        </draw:connector>
        <draw:frame draw:style-name="gr43" draw:text-style-name="P17" draw:layer="layout" svg:width="1.421cm" svg:height="0.886cm" svg:x="6.436cm" svg:y="8.72cm">
          <draw:text-box>
            <text:p><text:span text:style-name="T8">Yes</text:span></text:p>
          </draw:text-box>
        </draw:frame>
        <draw:frame draw:style-name="gr44" draw:text-style-name="P17" draw:layer="layout" svg:width="1.222cm" svg:height="0.886cm" svg:x="2.116cm" svg:y="8.621cm">
          <draw:text-box>
            <text:p><text:span text:style-name="T8">No</text:span></text:p>
          </draw:text-box>
        </draw:frame>
        <draw:frame draw:style-name="gr49" draw:text-style-name="P18" draw:layer="layout" svg:width="10.052cm" svg:height="0.962cm" svg:x="0.873cm" svg:y="0.927cm">
          <draw:text-box>
            <text:p><text:span text:style-name="T12">DMA fromHost path</text:span></text:p>
          </draw:text-box>
        </draw:frame>
        <draw:custom-shape draw:style-name="gr2" draw:text-style-name="P13" xml:id="id64" draw:id="id64" draw:layer="layout" svg:width="4.826cm" svg:height="3.302cm" svg:x="21.574cm" svg:y="7.985cm">
          <text:p text:style-name="P1"><text:span text:style-name="T8">Tlast or</text:span></text:p>
          <text:p text:style-name="P1"><text:span text:style-name="T8">word_count </text:span></text:p>
          <text:p text:style-name="P1"><text:span text:style-name="T8">Reached?</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1" draw:text-style-name="P21" draw:layer="layout" draw:line-skew="1.632cm" svg:x1="23.987cm" svg:y1="11.287cm" svg:x2="16.685cm" svg:y2="11.16cm" draw:start-shape="id64" draw:start-glue-point="6" draw:end-shape="id63" draw:end-glue-point="6" svg:d="M23987 11287v2159h-7302v-2286" svg:viewBox="0 0 7303 2287">
          <text:p/>
        </draw:connector>
        <draw:connector draw:style-name="gr11" draw:text-style-name="P21" draw:layer="layout" draw:line-skew="0cm 6.921cm -0.618cm" svg:x1="26.4cm" svg:y1="9.636cm" svg:x2="2.779cm" svg:y2="5.319cm" draw:start-shape="id64" draw:start-glue-point="7" draw:end-shape="id61" draw:end-glue-point="3" svg:d="M26400 9636h527v4699h-25292v-9016h1144" svg:viewBox="0 0 25293 9017">
          <text:p/>
        </draw:connector>
        <draw:frame draw:style-name="gr44" draw:text-style-name="P17" draw:layer="layout" svg:width="1.222cm" svg:height="0.886cm" svg:x="22.816cm" svg:y="11.447cm">
          <draw:text-box>
            <text:p><text:span text:style-name="T8">No</text:span></text:p>
          </draw:text-box>
        </draw:frame>
        <draw:frame draw:style-name="gr43" draw:text-style-name="P17" draw:layer="layout" svg:width="1.421cm" svg:height="0.886cm" svg:x="25.849cm" svg:y="8.558cm">
          <draw:text-box>
            <text:p><text:span text:style-name="T8">Yes</text:span></text:p>
          </draw:text-box>
        </draw:frame>
        <draw:connector draw:style-name="gr11" draw:text-style-name="P19" draw:layer="layout" svg:x1="6.97cm" svg:y1="9.637cm" svg:x2="14.335cm" svg:y2="9.636cm" draw:start-shape="id62" draw:start-glue-point="7" draw:end-shape="id63" svg:d="M6970 9637h3683v-1h3682" svg:viewBox="0 0 7366 2">
          <text:p/>
        </draw:connector>
      </draw:page>
      <draw:page draw:name="page6" draw:style-name="dp1" draw:master-page-name="Default">
        <draw:frame draw:style-name="gr40" draw:text-style-name="P18" draw:layer="layout" svg:width="12.614cm" svg:height="0.962cm" svg:x="0.897cm" svg:y="0.914cm">
          <draw:text-box>
            <text:p><text:span text:style-name="T12">Endless DMA read / write pointers handling</text:span></text:p>
          </draw:text-box>
        </draw:frame>
        <draw:frame draw:style-name="gr50" draw:text-style-name="P9" draw:layer="layout" svg:width="9.595cm" svg:height="4.953cm" svg:x="19.091cm" svg:y="1.127cm">
          <draw:text-box>
            <text:p text:style-name="P9"><text:span text:style-name="T14">Legend:</text:span></text:p>
            <text:list text:style-name="L1">
              <text:list-item>
                <text:p text:style-name="P9"><text:span text:style-name="T15">Write → </text:span><text:span text:style-name="T4">ToHost <text:s text:c="8"/></text:span></text:p>
              </text:list-item>
              <text:list-item>
                <text:p text:style-name="P9"><text:span text:style-name="T16">Read →</text:span><text:span text:style-name="T4"> ToCoreApp <text:s/></text:span></text:p>
                <text:p text:style-name="P9"><text:span text:style-name="T4"/></text:p>
              </text:list-item>
            </text:list>
          </draw:text-box>
        </draw:frame>
        <draw:custom-shape draw:style-name="gr51" draw:text-style-name="P1" draw:layer="layout" svg:width="19.431cm" svg:height="2.532cm" svg:x="4.429cm" svg:y="7.744cm">
          <text:p/>
          <draw:enhanced-geometry svg:viewBox="0 0 21600 21600" draw:type="rectangle" draw:enhanced-path="M 0 0 L 21600 0 21600 21600 0 21600 0 0 Z N"/>
        </draw:custom-shape>
        <draw:line draw:style-name="gr52" draw:text-style-name="P1" draw:layer="layout" svg:x1="4.384cm" svg:y1="6.22cm" svg:x2="4.384cm" svg:y2="7.744cm">
          <text:p/>
        </draw:line>
        <draw:line draw:style-name="gr52" draw:text-style-name="P1" draw:layer="layout" svg:x1="10.156cm" svg:y1="6.207cm" svg:x2="10.156cm" svg:y2="7.731cm">
          <text:p/>
        </draw:line>
        <draw:line draw:style-name="gr52" draw:text-style-name="P1" draw:layer="layout" svg:x1="23.356cm" svg:y1="6.207cm" svg:x2="23.356cm" svg:y2="7.731cm">
          <text:p/>
        </draw:line>
        <draw:line draw:style-name="gr53" draw:text-style-name="P1" draw:layer="layout" svg:x1="4.484cm" svg:y1="11.831cm" svg:x2="4.484cm" svg:y2="10.307cm">
          <text:p/>
        </draw:line>
        <draw:line draw:style-name="gr53" draw:text-style-name="P1" draw:layer="layout" svg:x1="11.056cm" svg:y1="11.818cm" svg:x2="11.056cm" svg:y2="10.294cm">
          <text:p/>
        </draw:line>
        <draw:line draw:style-name="gr53" draw:text-style-name="P1" draw:layer="layout" svg:x1="23.356cm" svg:y1="11.818cm" svg:x2="23.356cm" svg:y2="10.294cm">
          <text:p/>
        </draw:line>
        <draw:frame draw:style-name="gr54" draw:layer="layout" svg:width="12.231cm" svg:height="0.963cm" svg:x="2.677cm" svg:y="13.303cm">
          <draw:text-box>
            <text:list text:style-name="L1">
              <text:list-header>
                <text:p><text:span text:style-name="T12">DMA_DESC: </text:span><text:span text:style-name="T17">end</text:span><text:span text:style-name="T12"> – </text:span><text:span text:style-name="T18">start</text:span><text:span text:style-name="T12"> address</text:span></text:p>
              </text:list-header>
            </text:list>
          </draw:text-box>
        </draw:frame>
        <draw:frame draw:style-name="gr54" draw:layer="layout" svg:width="20.866cm" svg:height="0.963cm" svg:x="2.678cm" svg:y="14.304cm">
          <draw:text-box>
            <text:list text:style-name="L1">
              <text:list-header>
                <text:p><text:span text:style-name="T12">DMA_DESC_a: </text:span><text:span text:style-name="T19">rd_pointer</text:span><text:span text:style-name="T12"> – </text:span><text:span text:style-name="T20">wrap_around</text:span><text:span text:style-name="T12"> – r_</text:span><text:span text:style-name="T20">w</text:span><text:span text:style-name="T12"> – num_words</text:span></text:p>
              </text:list-header>
            </text:list>
          </draw:text-box>
        </draw:frame>
        <draw:frame draw:style-name="gr54" draw:layer="layout" svg:width="25.357cm" svg:height="0.963cm" svg:x="2.678cm" svg:y="15.305cm">
          <draw:text-box>
            <text:list text:style-name="L1">
              <text:list-header>
                <text:p><text:span text:style-name="T12">DMA_DESC_STATUS: even_pc – even_dma</text:span><text:span text:style-name="T12"> – desc_done – </text:span><text:span text:style-name="T21">current_address</text:span></text:p>
              </text:list-header>
            </text:list>
          </draw:text-box>
        </draw:frame>
        <draw:frame draw:style-name="gr54" draw:layer="layout" svg:width="12.231cm" svg:height="0.963cm" svg:x="2.678cm" svg:y="16.304cm">
          <draw:text-box>
            <text:list text:style-name="L1">
              <text:list-header>
                <text:p><text:span text:style-name="T12">DMA_DESC_ENABLE: 7 … 0</text:span></text:p>
              </text:list-header>
            </text:list>
          </draw:text-box>
        </draw:frame>
        <draw:line draw:style-name="gr55" draw:text-style-name="P1" draw:layer="layout" svg:x1="4.481cm" svg:y1="7.823cm" svg:x2="4.481cm" svg:y2="10.236cm">
          <text:p/>
        </draw:line>
        <draw:line draw:style-name="gr56" draw:text-style-name="P1" draw:layer="layout" svg:x1="23.829cm" svg:y1="7.824cm" svg:x2="23.829cm" svg:y2="10.237cm">
          <text:p/>
        </draw:line>
        <draw:line draw:style-name="gr52" draw:text-style-name="P1" draw:layer="layout" svg:x1="12.156cm" svg:y1="6.194cm" svg:x2="12.156cm" svg:y2="7.718cm">
          <text:p/>
        </draw:line>
        <draw:line draw:style-name="gr57" draw:text-style-name="P1" draw:layer="layout" svg:x1="11.033cm" svg:y1="10.109cm" svg:x2="10.144cm" svg:y2="7.823cm">
          <text:p text:style-name="P1"/>
        </draw:line>
        <draw:line draw:style-name="gr57" draw:text-style-name="P1" draw:layer="layout" svg:x1="12.034cm" svg:y1="7.823cm" svg:x2="11.145cm" svg:y2="10.109cm">
          <text:p/>
        </draw:line>
        <draw:custom-shape draw:style-name="gr58" draw:text-style-name="P1" draw:layer="layout" svg:width="0.889cm" svg:height="0.762cm" svg:x="9.509cm" svg:y="8.585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layer="layout" svg:width="0.889cm" svg:height="0.762cm" svg:x="11.809cm" svg:y="8.586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1" draw:layer="layout" svg:x1="4.302cm" svg:y1="5.791cm" svg:x2="23.733cm" svg:y2="5.791cm">
          <text:p/>
        </draw:line>
        <draw:custom-shape draw:style-name="gr58" draw:text-style-name="P1" draw:layer="layout" svg:width="0.889cm" svg:height="0.762cm" svg:x="9.509cm" svg:y="8.58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 draw:text-style-name="P1" draw:layer="layout" svg:x1="1.381cm" svg:y1="13.23cm" svg:x2="3.413cm" svg:y2="13.23cm">
          <text:p/>
        </draw:line>
        <draw:frame draw:style-name="gr61" draw:text-style-name="P22" draw:layer="layout" svg:width="2.105cm" svg:height="0.758cm" svg:x="1.308cm" svg:y="12.495cm">
          <draw:text-box>
            <text:p text:style-name="P22"><text:span text:style-name="T22">reg type</text:span></text:p>
          </draw:text-box>
        </draw:frame>
        <draw:frame draw:style-name="gr61" draw:text-style-name="P7" draw:layer="layout" svg:width="2.105cm" svg:height="0.758cm" svg:x="1.309cm" svg:y="13.395cm">
          <draw:text-box>
            <text:p text:style-name="P7"><text:span text:style-name="T22">W</text:span></text:p>
          </draw:text-box>
        </draw:frame>
        <draw:frame draw:style-name="gr61" draw:text-style-name="P7" draw:layer="layout" svg:width="2.105cm" svg:height="0.758cm" svg:x="1.31cm" svg:y="14.495cm">
          <draw:text-box>
            <text:p text:style-name="P7"><text:span text:style-name="T22">W</text:span></text:p>
          </draw:text-box>
        </draw:frame>
        <draw:frame draw:style-name="gr61" draw:text-style-name="P7" draw:layer="layout" svg:width="2.105cm" svg:height="0.758cm" svg:x="1.31cm" svg:y="15.495cm">
          <draw:text-box>
            <text:p text:style-name="P7"><text:span text:style-name="T22">R</text:span></text:p>
          </draw:text-box>
        </draw:frame>
        <draw:frame draw:style-name="gr61" draw:text-style-name="P7" draw:layer="layout" svg:width="2.105cm" svg:height="0.758cm" svg:x="1.31cm" svg:y="16.495cm">
          <draw:text-box>
            <text:p text:style-name="P7"><text:span text:style-name="T22">W</text:span></text:p>
          </draw:text-box>
        </draw:frame>
        <draw:line draw:style-name="gr62" draw:text-style-name="P1" draw:layer="layout" svg:x1="5.953cm" svg:y1="5.41cm" svg:x2="4.302cm" svg:y2="5.41cm">
          <text:p/>
        </draw:line>
        <draw:line draw:style-name="gr62" draw:text-style-name="P1" draw:layer="layout" svg:x1="20.966cm" svg:y1="3.594cm" svg:x2="19.315cm" svg:y2="3.594cm">
          <text:p/>
        </draw:line>
        <draw:line draw:style-name="gr62" draw:text-style-name="P1" draw:layer="layout" svg:x1="24.876cm" svg:y1="5.41cm" svg:x2="23.225cm" svg:y2="5.41cm">
          <text:p/>
        </draw:line>
        <draw:line draw:style-name="gr59" draw:text-style-name="P1" draw:layer="layout" svg:x1="19.288cm" svg:y1="4.229cm" svg:x2="21.701cm" svg:y2="4.229cm">
          <text:p/>
        </draw:line>
        <draw:frame draw:style-name="gr54" draw:text-style-name="P9" draw:layer="layout" svg:width="3.464cm" svg:height="0.963cm" svg:x="21.566cm" svg:y="3.039cm">
          <draw:text-box>
            <text:list text:style-name="L1">
              <text:list-header>
                <text:p text:style-name="P9"><text:span text:style-name="T4">wrap</text:span></text:p>
              </text:list-header>
            </text:list>
          </draw:text-box>
        </draw:frame>
        <draw:frame draw:style-name="gr54" draw:text-style-name="P9" draw:layer="layout" svg:width="3.464cm" svg:height="0.963cm" svg:x="21.574cm" svg:y="3.702cm">
          <draw:text-box>
            <text:list text:style-name="L1">
              <text:list-header>
                <text:p text:style-name="P9"><text:span text:style-name="T4">single</text:span></text:p>
              </text:list-header>
            </text:list>
          </draw:text-box>
        </draw:frame>
        <draw:line draw:style-name="gr57" draw:text-style-name="P1" draw:layer="layout" svg:x1="23.352cm" svg:y1="7.712cm" svg:x2="23.352cm" svg:y2="10.252cm">
          <text:p/>
        </draw:line>
        <draw:custom-shape draw:style-name="gr58" draw:text-style-name="P1" draw:layer="layout" svg:width="0.889cm" svg:height="0.762cm" svg:x="22.284cm" svg:y="8.586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layer="layout" svg:width="0.889cm" svg:height="0.762cm" svg:x="3.409cm" svg:y="8.587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layer="layout" svg:width="0.889cm" svg:height="0.762cm" svg:x="1.508cm" svg:y="17.56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layer="layout" svg:width="0.889cm" svg:height="0.762cm" svg:x="1.509cm" svg:y="18.788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layer="layout" svg:width="0.889cm" svg:height="0.762cm" svg:x="14.308cm" svg:y="17.565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layer="layout" svg:width="0.889cm" svg:height="0.762cm" svg:x="14.309cm" svg:y="18.789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23" draw:layer="layout" svg:width="12.231cm" svg:height="0.963cm" svg:x="1.879cm" svg:y="17.505cm">
          <draw:text-box>
            <text:list text:style-name="L1">
              <text:list-header>
                <text:p text:style-name="P23"><text:span text:style-name="T10">Initial condition: rd_pointer &lt; current_address</text:span></text:p>
              </text:list-header>
            </text:list>
          </draw:text-box>
        </draw:frame>
        <draw:frame draw:style-name="gr54" draw:text-style-name="P24" draw:layer="layout" svg:width="12.231cm" svg:height="0.963cm" svg:x="1.88cm" svg:y="18.706cm">
          <draw:text-box>
            <text:list text:style-name="L1">
              <text:list-header>
                <text:p text:style-name="P24"><text:span text:style-name="T10">First round: rd_pointer &lt; current_address</text:span></text:p>
              </text:list-header>
            </text:list>
          </draw:text-box>
        </draw:frame>
        <draw:frame draw:style-name="gr54" draw:text-style-name="P24" draw:layer="layout" svg:width="12.231cm" svg:height="1.361cm" svg:x="14.781cm" svg:y="18.707cm">
          <draw:text-box>
            <text:list text:style-name="L1">
              <text:list-header>
                <text:p text:style-name="P24"><text:span text:style-name="T10">Corner case: rd_pointer = current_address</text:span></text:p>
                <text:p text:style-name="P24"><text:span text:style-name="T10">(it shouldn't occur → stop reading)</text:span></text:p>
              </text:list-header>
            </text:list>
          </draw:text-box>
        </draw:frame>
        <draw:frame draw:style-name="gr54" draw:text-style-name="P24" draw:layer="layout" svg:width="12.231cm" svg:height="1.361cm" svg:x="14.782cm" svg:y="17.508cm">
          <draw:text-box>
            <text:list text:style-name="L1">
              <text:list-header>
                <text:p text:style-name="P24"><text:span text:style-name="T10">Second round: rd_pointer &lt; current_address (check even_dma to see if wrapped)</text:span></text:p>
              </text:list-header>
            </text:list>
          </draw:text-box>
        </draw:frame>
        <draw:frame draw:style-name="gr54" draw:text-style-name="P8" draw:layer="layout" svg:width="3.494cm" svg:height="1.521cm" svg:x="24.23cm" svg:y="4.537cm">
          <draw:text-box>
            <text:list text:style-name="L1">
              <text:list-header>
                <text:p text:style-name="P8"><text:span text:style-name="T4">even_pc</text:span></text:p>
                <text:p text:style-name="P8"><text:span text:style-name="T4">1010</text:span></text:p>
              </text:list-header>
            </text:list>
          </draw:text-box>
        </draw:frame>
        <draw:line draw:style-name="gr62" draw:text-style-name="P1" draw:layer="layout" svg:x1="5.953cm" svg:y1="12.21cm" svg:x2="4.302cm" svg:y2="12.21cm">
          <text:p/>
        </draw:line>
        <draw:line draw:style-name="gr62" draw:text-style-name="P1" draw:layer="layout" svg:x1="24.876cm" svg:y1="12.21cm" svg:x2="23.225cm" svg:y2="12.21cm">
          <text:p/>
        </draw:line>
        <draw:frame draw:style-name="gr54" draw:text-style-name="P8" draw:layer="layout" svg:width="4.057cm" svg:height="1.521cm" svg:x="24.141cm" svg:y="11.575cm">
          <draw:text-box>
            <text:list text:style-name="L1">
              <text:list-header>
                <text:p text:style-name="P8"><text:span text:style-name="T4">even_dma</text:span></text:p>
                <text:p text:style-name="P8"><text:span text:style-name="T4">1010</text:span></text:p>
              </text:list-header>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ao Sangam MN" svg:font-family="'Lao Sangam MN'" style:font-pitch="variable"/>
    <style:font-face style:name="Lao Sangam MN1" svg:font-family="'Lao Sangam MN'" style:font-adornments="Regular" style:font-pitch="variable"/>
    <style:font-face style:name="Liberation Sans2" svg:font-family="'Liberation Sans'"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hatch draw:name="Black_20_90_20_Degrees" draw:display-name="Black 90 Degrees" draw:style="single" draw:color="#000000" draw:distance="0.102cm" draw:rotation="90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8T11:28:13.309701601</meta:creation-date>
    <dc:date>2016-04-29T15:56:26.508736193</dc:date>
    <meta:editing-duration>PT11H57M18S</meta:editing-duration>
    <meta:editing-cycles>98</meta:editing-cycles>
    <meta:generator>LibreOffice/4.2.8.2$Linux_X86_64 LibreOffice_project/420m0$Build-2</meta:generator>
    <meta:document-statistic meta:object-count="298"/>
  </office:meta>
</office:document-meta>
</file>